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C8000000641EC4538A.gif"/>
  <manifest:file-entry manifest:media-type="image/gif" manifest:full-path="Pictures/10000000000000C800000064419BE38D.gif"/>
  <manifest:file-entry manifest:media-type="image/gif" manifest:full-path="Pictures/10000000000000C800000064503213A8.gif"/>
  <manifest:file-entry manifest:media-type="image/gif" manifest:full-path="Pictures/10000000000000C800000064BF878D60.gif"/>
  <manifest:file-entry manifest:media-type="image/gif" manifest:full-path="Pictures/10000000000000C800000064CFF209BB.gif"/>
  <manifest:file-entry manifest:media-type="image/gif" manifest:full-path="Pictures/10000000000000C800000064D6C629FC.gif"/>
  <manifest:file-entry manifest:media-type="image/gif" manifest:full-path="Pictures/10000000000000C80000006403811643.gif"/>
  <manifest:file-entry manifest:media-type="image/gif" manifest:full-path="Pictures/10000000000000C8000000642215CA76.gif"/>
  <manifest:file-entry manifest:media-type="image/gif" manifest:full-path="Pictures/10000000000000C800000064DC098BE5.gif"/>
  <manifest:file-entry manifest:media-type="image/gif" manifest:full-path="Pictures/10000000000000C8000000649BF86F31.gif"/>
  <manifest:file-entry manifest:media-type="image/gif" manifest:full-path="Pictures/10000000000000C8000000649DB25C04.gif"/>
  <manifest:file-entry manifest:media-type="image/gif" manifest:full-path="Pictures/10000000000000C8000000642172A3C8.gif"/>
  <manifest:file-entry manifest:media-type="image/gif" manifest:full-path="Pictures/10000000000000C800000064D3015714.gif"/>
  <manifest:file-entry manifest:media-type="image/gif" manifest:full-path="Pictures/10000000000000C8000000641091BDFB.gif"/>
  <manifest:file-entry manifest:media-type="image/gif" manifest:full-path="Pictures/10000000000000C800000064220CCF56.gif"/>
  <manifest:file-entry manifest:media-type="image/gif" manifest:full-path="Pictures/10000000000000C800000064344817D4.gif"/>
  <manifest:file-entry manifest:media-type="image/gif" manifest:full-path="Pictures/10000000000000C800000064B818851C.gif"/>
  <manifest:file-entry manifest:media-type="image/gif" manifest:full-path="Pictures/10000000000000C8000000649C15E76D.gif"/>
  <manifest:file-entry manifest:media-type="image/gif" manifest:full-path="Pictures/10000000000000C8000000644B7FB293.gif"/>
  <manifest:file-entry manifest:media-type="image/gif" manifest:full-path="Pictures/100000000000025800000258E61BFC1C.gif"/>
  <manifest:file-entry manifest:media-type="image/gif" manifest:full-path="Pictures/10000000000000C8000000640D14061F.gif"/>
  <manifest:file-entry manifest:media-type="image/gif" manifest:full-path="Pictures/10000000000000C800000064A4CD890C.gif"/>
  <manifest:file-entry manifest:media-type="image/gif" manifest:full-path="Pictures/10000000000000C80000006453013501.gif"/>
  <manifest:file-entry manifest:media-type="image/gif" manifest:full-path="Pictures/10000000000000C800000064AC90150D.gif"/>
  <manifest:file-entry manifest:media-type="image/gif" manifest:full-path="Pictures/10000000000000C80000006412D4896F.gif"/>
  <manifest:file-entry manifest:media-type="image/gif" manifest:full-path="Pictures/1000000000000258000002582584AD73.gif"/>
  <manifest:file-entry manifest:media-type="image/gif" manifest:full-path="Pictures/10000000000000C800000064CE25C541.gif"/>
  <manifest:file-entry manifest:media-type="image/gif" manifest:full-path="Pictures/100000000000025800000258AE8C648D.gif"/>
  <manifest:file-entry manifest:media-type="image/gif" manifest:full-path="Pictures/10000000000000C800000064E923CEA8.gif"/>
  <manifest:file-entry manifest:media-type="image/gif" manifest:full-path="Pictures/1000000000000258000002587F6248DB.gif"/>
  <manifest:file-entry manifest:media-type="image/gif" manifest:full-path="Pictures/10000000000000C800000064DB0A45AD.gif"/>
  <manifest:file-entry manifest:media-type="image/gif" manifest:full-path="Pictures/100000000000025800000258829DCD27.gif"/>
  <manifest:file-entry manifest:media-type="image/gif" manifest:full-path="Pictures/1000000000000258000002584340734D.gif"/>
  <manifest:file-entry manifest:media-type="image/gif" manifest:full-path="Pictures/10000000000000C80000006497F04603.gif"/>
  <manifest:file-entry manifest:media-type="image/gif" manifest:full-path="Pictures/10000000000000C800000064258ADEC2.gif"/>
  <manifest:file-entry manifest:media-type="image/gif" manifest:full-path="Pictures/10000000000000C800000064400294DB.gif"/>
  <manifest:file-entry manifest:media-type="image/gif" manifest:full-path="Pictures/10000000000000C800000064DA347717.gif"/>
  <manifest:file-entry manifest:media-type="image/gif" manifest:full-path="Pictures/10000000000000C800000064E261F49F.gif"/>
  <manifest:file-entry manifest:media-type="image/gif" manifest:full-path="Pictures/10000000000000C800000064FA8E422D.gif"/>
  <manifest:file-entry manifest:media-type="image/gif" manifest:full-path="Pictures/10000000000000C80000006492EE6148.gif"/>
  <manifest:file-entry manifest:media-type="image/gif" manifest:full-path="Pictures/10000000000000C800000064CEB6D6EC.gif"/>
  <manifest:file-entry manifest:media-type="image/gif" manifest:full-path="Pictures/10000000000000C800000064424599D2.gif"/>
  <manifest:file-entry manifest:media-type="image/gif" manifest:full-path="Pictures/10000000000000C800000064A2404997.gif"/>
  <manifest:file-entry manifest:media-type="image/gif" manifest:full-path="Pictures/10000000000000C800000064811E6798.gif"/>
  <manifest:file-entry manifest:media-type="image/gif" manifest:full-path="Pictures/10000000000000C8000000646FDA9BB5.gif"/>
  <manifest:file-entry manifest:media-type="image/gif" manifest:full-path="Pictures/10000000000000C80000006498A538EC.gif"/>
  <manifest:file-entry manifest:media-type="image/gif" manifest:full-path="Pictures/10000000000000C800000064673FC13D.gif"/>
  <manifest:file-entry manifest:media-type="image/gif" manifest:full-path="Pictures/10000000000000C800000064ABBD2C99.gif"/>
  <manifest:file-entry manifest:media-type="image/gif" manifest:full-path="Pictures/10000000000002580000025856000DB9.gif"/>
  <manifest:file-entry manifest:media-type="image/gif" manifest:full-path="Pictures/10000000000000C8000000640CD4703A.gif"/>
  <manifest:file-entry manifest:media-type="image/gif" manifest:full-path="Pictures/10000000000000C800000064EC0525C8.gif"/>
  <manifest:file-entry manifest:media-type="image/gif" manifest:full-path="Pictures/10000000000000C8000000647138F583.gif"/>
  <manifest:file-entry manifest:media-type="image/gif" manifest:full-path="Pictures/10000000000000C800000064AAFABDF2.gif"/>
  <manifest:file-entry manifest:media-type="image/gif" manifest:full-path="Pictures/10000000000000C8000000644A053B8B.gif"/>
  <manifest:file-entry manifest:media-type="image/gif" manifest:full-path="Pictures/10000000000000C8000000640E8BC8E6.gif"/>
  <manifest:file-entry manifest:media-type="image/gif" manifest:full-path="Pictures/10000000000000C8000000642CEABBEB.gif"/>
  <manifest:file-entry manifest:media-type="image/gif" manifest:full-path="Pictures/10000000000002580000025893AFAC46.gif"/>
  <manifest:file-entry manifest:media-type="image/gif" manifest:full-path="Pictures/10000000000000C8000000643BA9EB32.gif"/>
  <manifest:file-entry manifest:media-type="image/gif" manifest:full-path="Pictures/10000000000000C80000006438AD4ADB.gif"/>
  <manifest:file-entry manifest:media-type="image/gif" manifest:full-path="Pictures/10000000000000C800000064CFA505DD.gif"/>
  <manifest:file-entry manifest:media-type="image/gif" manifest:full-path="Pictures/10000000000000C800000064FBCA9D7A.gif"/>
  <manifest:file-entry manifest:media-type="image/gif" manifest:full-path="Pictures/10000000000000C8000000645F45D61B.gif"/>
  <manifest:file-entry manifest:media-type="image/gif" manifest:full-path="Pictures/10000000000000C800000064C3AB7867.gif"/>
  <manifest:file-entry manifest:media-type="image/gif" manifest:full-path="Pictures/10000000000000C8000000646D039208.gif"/>
  <manifest:file-entry manifest:media-type="image/gif" manifest:full-path="Pictures/10000000000000C8000000640F17A743.gif"/>
  <manifest:file-entry manifest:media-type="image/gif" manifest:full-path="Pictures/10000000000000C800000064FE77840D.gif"/>
  <manifest:file-entry manifest:media-type="image/gif" manifest:full-path="Pictures/10000000000000C800000064B08BE3C7.gif"/>
  <manifest:file-entry manifest:media-type="image/gif" manifest:full-path="Pictures/10000000000000C80000006417F77C3B.gif"/>
  <manifest:file-entry manifest:media-type="image/gif" manifest:full-path="Pictures/100000000000025800000258F350D3BB.gif"/>
  <manifest:file-entry manifest:media-type="image/gif" manifest:full-path="Pictures/10000000000000C800000064AB5F5FDB.gif"/>
  <manifest:file-entry manifest:media-type="image/gif" manifest:full-path="Pictures/10000000000000C800000064CBCE8B05.gif"/>
  <manifest:file-entry manifest:media-type="image/gif" manifest:full-path="Pictures/10000000000000C800000064A969ACFB.gif"/>
  <manifest:file-entry manifest:media-type="image/gif" manifest:full-path="Pictures/10000000000000C80000006486228D39.gif"/>
  <manifest:file-entry manifest:media-type="image/gif" manifest:full-path="Pictures/10000000000000C800000064422F9151.gif"/>
  <manifest:file-entry manifest:media-type="image/gif" manifest:full-path="Pictures/10000000000000C8000000649FCCDDA6.gif"/>
  <manifest:file-entry manifest:media-type="image/gif" manifest:full-path="Pictures/10000000000000C800000064C63780AA.gif"/>
  <manifest:file-entry manifest:media-type="image/gif" manifest:full-path="Pictures/10000000000000C80000006472FDB71E.gif"/>
  <manifest:file-entry manifest:media-type="image/gif" manifest:full-path="Pictures/10000000000000C800000064D4C58868.gif"/>
  <manifest:file-entry manifest:media-type="image/gif" manifest:full-path="Pictures/10000000000000C8000000640447999A.gif"/>
  <manifest:file-entry manifest:media-type="image/gif" manifest:full-path="Pictures/10000000000000C800000064B5A9D0B0.gif"/>
  <manifest:file-entry manifest:media-type="image/gif" manifest:full-path="Pictures/1000000000000258000002581C20C2BD.gif"/>
  <manifest:file-entry manifest:media-type="image/gif" manifest:full-path="Pictures/10000000000000C800000064829A581D.gif"/>
  <manifest:file-entry manifest:media-type="image/gif" manifest:full-path="Pictures/10000000000000C800000064CBF8E21F.gif"/>
  <manifest:file-entry manifest:media-type="image/gif" manifest:full-path="Pictures/10000000000000C8000000645EA9F202.gif"/>
  <manifest:file-entry manifest:media-type="image/gif" manifest:full-path="Pictures/10000000000000C8000000649E4ACA38.gif"/>
  <manifest:file-entry manifest:media-type="image/gif" manifest:full-path="Pictures/10000000000000C8000000648FAC7090.gif"/>
  <manifest:file-entry manifest:media-type="image/gif" manifest:full-path="Pictures/10000000000000C800000064D9B57A39.gif"/>
  <manifest:file-entry manifest:media-type="image/gif" manifest:full-path="Pictures/10000000000000C800000064DA4E9AFA.gif"/>
  <manifest:file-entry manifest:media-type="image/gif" manifest:full-path="Pictures/10000000000000C80000006472D6312D.gif"/>
  <manifest:file-entry manifest:media-type="image/gif" manifest:full-path="Pictures/10000000000000C800000064552CAC3C.gif"/>
  <manifest:file-entry manifest:media-type="image/gif" manifest:full-path="Pictures/10000000000000C800000064C91966EE.gif"/>
  <manifest:file-entry manifest:media-type="image/gif" manifest:full-path="Pictures/10000000000000C80000006426B84740.gif"/>
  <manifest:file-entry manifest:media-type="image/gif" manifest:full-path="Pictures/10000000000000C8000000642C84C002.gif"/>
  <manifest:file-entry manifest:media-type="image/gif" manifest:full-path="Pictures/10000000000000C800000064C7DB2CA4.gif"/>
  <manifest:file-entry manifest:media-type="image/gif" manifest:full-path="Pictures/10000000000000C80000006447E90688.gif"/>
  <manifest:file-entry manifest:media-type="image/gif" manifest:full-path="Pictures/100000000000025800000258D78E45BC.gif"/>
  <manifest:file-entry manifest:media-type="image/gif" manifest:full-path="Pictures/10000000000000C8000000648920EC79.gif"/>
  <manifest:file-entry manifest:media-type="image/gif" manifest:full-path="Pictures/10000000000000C800000064541F2AB2.gif"/>
  <manifest:file-entry manifest:media-type="image/gif" manifest:full-path="Pictures/1000000000000258000002582A2645EE.gif"/>
  <manifest:file-entry manifest:media-type="image/gif" manifest:full-path="Pictures/10000000000000C800000064F9A9EABC.gif"/>
  <manifest:file-entry manifest:media-type="image/gif" manifest:full-path="Pictures/10000000000000C800000064D36B2779.gif"/>
  <manifest:file-entry manifest:media-type="image/gif" manifest:full-path="Pictures/10000000000000C800000064887E02B1.gif"/>
  <manifest:file-entry manifest:media-type="image/gif" manifest:full-path="Pictures/10000000000000C800000064CFE56B5B.gif"/>
  <manifest:file-entry manifest:media-type="image/gif" manifest:full-path="Pictures/10000000000000C8000000648131B719.gif"/>
  <manifest:file-entry manifest:media-type="image/gif" manifest:full-path="Pictures/10000000000000C8000000647A21FE93.gif"/>
  <manifest:file-entry manifest:media-type="image/gif" manifest:full-path="Pictures/10000000000000C800000064271425FC.gif"/>
  <manifest:file-entry manifest:media-type="image/gif" manifest:full-path="Pictures/10000000000000C8000000644000DE10.gif"/>
  <manifest:file-entry manifest:media-type="image/gif" manifest:full-path="Pictures/10000000000000C8000000648E17E47A.gif"/>
  <manifest:file-entry manifest:media-type="image/gif" manifest:full-path="Pictures/10000000000000C800000064FAD94E4B.gif"/>
  <manifest:file-entry manifest:media-type="image/gif" manifest:full-path="Pictures/10000000000000C8000000644EF3B6B0.gif"/>
  <manifest:file-entry manifest:media-type="image/gif" manifest:full-path="Pictures/10000000000000C80000006449728610.gif"/>
  <manifest:file-entry manifest:media-type="image/gif" manifest:full-path="Pictures/10000000000000C8000000643BE1CE92.gif"/>
  <manifest:file-entry manifest:media-type="image/gif" manifest:full-path="Pictures/10000000000000C8000000643DFF4266.gif"/>
  <manifest:file-entry manifest:media-type="image/gif" manifest:full-path="Pictures/10000000000000C800000064A0FDCC84.gif"/>
  <manifest:file-entry manifest:media-type="image/gif" manifest:full-path="Pictures/10000000000000C80000006410042C7E.gif"/>
  <manifest:file-entry manifest:media-type="image/gif" manifest:full-path="Pictures/10000000000000C800000064B7645FEC.gif"/>
  <manifest:file-entry manifest:media-type="image/gif" manifest:full-path="Pictures/10000000000000C80000006406A69D7B.gif"/>
  <manifest:file-entry manifest:media-type="image/gif" manifest:full-path="Pictures/10000000000000C8000000646BC289BC.gif"/>
  <manifest:file-entry manifest:media-type="image/gif" manifest:full-path="Pictures/10000000000000C8000000641278C774.gif"/>
  <manifest:file-entry manifest:media-type="image/gif" manifest:full-path="Pictures/10000000000000C8000000643E76CABD.gif"/>
  <manifest:file-entry manifest:media-type="image/gif" manifest:full-path="Pictures/10000000000000C800000064DDAD7B86.gif"/>
  <manifest:file-entry manifest:media-type="image/gif" manifest:full-path="Pictures/10000000000000C800000064A842D41E.gif"/>
  <manifest:file-entry manifest:media-type="image/gif" manifest:full-path="Pictures/10000000000000C800000064B83D7CE9.gif"/>
  <manifest:file-entry manifest:media-type="image/gif" manifest:full-path="Pictures/10000000000000C8000000640EFF079A.gif"/>
  <manifest:file-entry manifest:media-type="image/gif" manifest:full-path="Pictures/10000000000000C800000064CE6A3D3D.gif"/>
  <manifest:file-entry manifest:media-type="image/gif" manifest:full-path="Pictures/10000000000002580000025825C0A904.gif"/>
  <manifest:file-entry manifest:media-type="image/gif" manifest:full-path="Pictures/10000000000000C8000000646BD5B994.gif"/>
  <manifest:file-entry manifest:media-type="image/gif" manifest:full-path="Pictures/10000000000000C800000064F1D211FF.gif"/>
  <manifest:file-entry manifest:media-type="image/gif" manifest:full-path="Pictures/10000000000000C800000064588C00CD.gif"/>
  <manifest:file-entry manifest:media-type="image/gif" manifest:full-path="Pictures/10000000000000C800000064C69D40A0.gif"/>
  <manifest:file-entry manifest:media-type="image/gif" manifest:full-path="Pictures/10000000000000C800000064C7ABE6F6.gif"/>
  <manifest:file-entry manifest:media-type="image/gif" manifest:full-path="Pictures/10000000000000C800000064A8599251.gif"/>
  <manifest:file-entry manifest:media-type="image/gif" manifest:full-path="Pictures/10000000000000C800000064C24AF085.gif"/>
  <manifest:file-entry manifest:media-type="image/gif" manifest:full-path="Pictures/10000000000000C8000000647870C3E6.gif"/>
  <manifest:file-entry manifest:media-type="image/gif" manifest:full-path="Pictures/10000000000000C8000000645E67C255.gif"/>
  <manifest:file-entry manifest:media-type="image/gif" manifest:full-path="Pictures/10000000000000C80000006466E5B253.gif"/>
  <manifest:file-entry manifest:media-type="image/gif" manifest:full-path="Pictures/10000000000000C800000064E8255179.gif"/>
  <manifest:file-entry manifest:media-type="image/gif" manifest:full-path="Pictures/10000000000000C800000064D5E5978E.gif"/>
  <manifest:file-entry manifest:media-type="image/gif" manifest:full-path="Pictures/10000000000000C800000064174664B0.gif"/>
  <manifest:file-entry manifest:media-type="image/gif" manifest:full-path="Pictures/10000000000000C800000064554C536C.gif"/>
  <manifest:file-entry manifest:media-type="image/gif" manifest:full-path="Pictures/100000000000025800000258F83E20A0.gif"/>
  <manifest:file-entry manifest:media-type="image/gif" manifest:full-path="Pictures/10000000000000C800000064F237FD9C.gif"/>
  <manifest:file-entry manifest:media-type="image/gif" manifest:full-path="Pictures/10000000000000C8000000644B295AAB.gif"/>
  <manifest:file-entry manifest:media-type="image/gif" manifest:full-path="Pictures/10000000000000C8000000641E821A2F.gif"/>
  <manifest:file-entry manifest:media-type="image/gif" manifest:full-path="Pictures/10000000000000C8000000642AB97DAC.gif"/>
  <manifest:file-entry manifest:media-type="image/gif" manifest:full-path="Pictures/10000000000000C8000000646D71222C.gif"/>
  <manifest:file-entry manifest:media-type="image/gif" manifest:full-path="Pictures/10000000000000C80000006457344833.gif"/>
  <manifest:file-entry manifest:media-type="image/gif" manifest:full-path="Pictures/10000000000000C800000064554215DC.gif"/>
  <manifest:file-entry manifest:media-type="image/gif" manifest:full-path="Pictures/10000000000000C80000006451145DEE.gif"/>
  <manifest:file-entry manifest:media-type="image/gif" manifest:full-path="Pictures/10000000000000C80000006472C37DAD.gif"/>
  <manifest:file-entry manifest:media-type="image/gif" manifest:full-path="Pictures/10000000000000C8000000642A644C73.gif"/>
  <manifest:file-entry manifest:media-type="image/gif" manifest:full-path="Pictures/10000000000000C800000064E920FC67.gif"/>
  <manifest:file-entry manifest:media-type="image/gif" manifest:full-path="Pictures/10000000000000C80000006458875C4C.gif"/>
  <manifest:file-entry manifest:media-type="image/gif" manifest:full-path="Pictures/10000000000000C8000000643B2B077E.gif"/>
  <manifest:file-entry manifest:media-type="image/gif" manifest:full-path="Pictures/10000000000000C8000000648AF03658.gif"/>
  <manifest:file-entry manifest:media-type="image/gif" manifest:full-path="Pictures/1000000000000258000002588CD6DCDA.gif"/>
  <manifest:file-entry manifest:media-type="image/gif" manifest:full-path="Pictures/10000000000000C80000006479EBF94E.gif"/>
  <manifest:file-entry manifest:media-type="image/gif" manifest:full-path="Pictures/10000000000000C800000064CD7D6A1A.gif"/>
  <manifest:file-entry manifest:media-type="image/gif" manifest:full-path="Pictures/10000000000000C80000006468CD2F1D.gif"/>
  <manifest:file-entry manifest:media-type="image/gif" manifest:full-path="Pictures/10000000000000C8000000643F39D170.gif"/>
  <manifest:file-entry manifest:media-type="image/gif" manifest:full-path="Pictures/10000000000000C800000064648DF3F2.gif"/>
  <manifest:file-entry manifest:media-type="image/gif" manifest:full-path="Pictures/10000000000000C800000064F7F07535.gif"/>
  <manifest:file-entry manifest:media-type="image/gif" manifest:full-path="Pictures/10000000000000C8000000649F6BC823.gif"/>
  <manifest:file-entry manifest:media-type="image/gif" manifest:full-path="Pictures/10000000000000C8000000640682AA9E.gif"/>
  <manifest:file-entry manifest:media-type="image/gif" manifest:full-path="Pictures/10000000000000C800000064077B16E9.gif"/>
  <manifest:file-entry manifest:media-type="image/gif" manifest:full-path="Pictures/10000000000000C80000006450E89043.gif"/>
  <manifest:file-entry manifest:media-type="image/gif" manifest:full-path="Pictures/10000000000000C8000000646A7655B9.gif"/>
  <manifest:file-entry manifest:media-type="image/gif" manifest:full-path="Pictures/10000000000000C8000000645EA7B4B2.gif"/>
  <manifest:file-entry manifest:media-type="image/gif" manifest:full-path="Pictures/10000000000000C800000064C02B2A6B.gif"/>
  <manifest:file-entry manifest:media-type="image/gif" manifest:full-path="Pictures/10000000000000C80000006459644563.gif"/>
  <manifest:file-entry manifest:media-type="image/gif" manifest:full-path="Pictures/10000000000000C80000006401B8A68B.gif"/>
  <manifest:file-entry manifest:media-type="image/gif" manifest:full-path="Pictures/10000000000000C800000064399D1741.gif"/>
  <manifest:file-entry manifest:media-type="image/gif" manifest:full-path="Pictures/10000000000000C800000064EA643EA7.gif"/>
  <manifest:file-entry manifest:media-type="image/gif" manifest:full-path="Pictures/10000000000000C8000000642525A1FD.gif"/>
  <manifest:file-entry manifest:media-type="image/gif" manifest:full-path="Pictures/10000000000000C80000006432036AEC.gif"/>
  <manifest:file-entry manifest:media-type="image/gif" manifest:full-path="Pictures/10000000000000C80000006422FBC33D.gif"/>
  <manifest:file-entry manifest:media-type="image/gif" manifest:full-path="Pictures/10000000000000C800000064C9A82E1A.gif"/>
  <manifest:file-entry manifest:media-type="image/gif" manifest:full-path="Pictures/10000000000000C80000006401C65E7C.gif"/>
  <manifest:file-entry manifest:media-type="image/gif" manifest:full-path="Pictures/10000000000002580000025899129736.gif"/>
  <manifest:file-entry manifest:media-type="image/gif" manifest:full-path="Pictures/10000000000000C8000000641ECF87CA.gif"/>
  <manifest:file-entry manifest:media-type="image/gif" manifest:full-path="Pictures/10000000000000C800000064DB8584AD.gif"/>
  <manifest:file-entry manifest:media-type="image/gif" manifest:full-path="Pictures/10000000000000C800000064906B3FC8.gif"/>
  <manifest:file-entry manifest:media-type="image/gif" manifest:full-path="Pictures/10000000000000C80000006421857AF7.gif"/>
  <manifest:file-entry manifest:media-type="image/gif" manifest:full-path="Pictures/10000000000000C8000000643B00E96A.gif"/>
  <manifest:file-entry manifest:media-type="image/gif" manifest:full-path="Pictures/10000000000000C80000006484E1D1D3.gif"/>
  <manifest:file-entry manifest:media-type="image/gif" manifest:full-path="Pictures/10000000000000C8000000646CBB39BD.gif"/>
  <manifest:file-entry manifest:media-type="image/gif" manifest:full-path="Pictures/10000000000000C80000006493A2144B.gif"/>
  <manifest:file-entry manifest:media-type="image/gif" manifest:full-path="Pictures/100000000000025800000258E131B6C9.gif"/>
  <manifest:file-entry manifest:media-type="image/gif" manifest:full-path="Pictures/10000000000000C800000064572DC388.gif"/>
  <manifest:file-entry manifest:media-type="image/gif" manifest:full-path="Pictures/10000000000000C800000064F654A94B.gif"/>
  <manifest:file-entry manifest:media-type="image/gif" manifest:full-path="Pictures/10000000000000C800000064ACB88B05.gif"/>
  <manifest:file-entry manifest:media-type="image/gif" manifest:full-path="Pictures/10000000000000C800000064799D4786.gif"/>
  <manifest:file-entry manifest:media-type="image/gif" manifest:full-path="Pictures/10000000000000C8000000643ADE7362.gif"/>
  <manifest:file-entry manifest:media-type="image/gif" manifest:full-path="Pictures/10000000000000C8000000646EE5BB16.gif"/>
  <manifest:file-entry manifest:media-type="image/gif" manifest:full-path="Pictures/10000000000000C80000006482C54D17.gif"/>
  <manifest:file-entry manifest:media-type="image/gif" manifest:full-path="Pictures/10000000000000C800000064BB5AE216.gif"/>
  <manifest:file-entry manifest:media-type="image/gif" manifest:full-path="Pictures/10000000000000C80000006482AACC0B.gif"/>
  <manifest:file-entry manifest:media-type="image/gif" manifest:full-path="Pictures/10000000000000C800000064DB438372.gif"/>
  <manifest:file-entry manifest:media-type="image/gif" manifest:full-path="Pictures/10000000000000C80000006429503920.gif"/>
  <manifest:file-entry manifest:media-type="image/gif" manifest:full-path="Pictures/10000000000000C8000000645CBB8627.gif"/>
  <manifest:file-entry manifest:media-type="image/gif" manifest:full-path="Pictures/10000000000000C8000000643DE131FE.gif"/>
  <manifest:file-entry manifest:media-type="image/gif" manifest:full-path="Pictures/10000000000000C80000006457037A02.gif"/>
  <manifest:file-entry manifest:media-type="image/gif" manifest:full-path="Pictures/10000000000000C800000064F16BE343.gif"/>
  <manifest:file-entry manifest:media-type="image/gif" manifest:full-path="Pictures/10000000000000C800000064EE6846FB.gif"/>
  <manifest:file-entry manifest:media-type="image/gif" manifest:full-path="Pictures/10000000000000C800000064602E10A2.gif"/>
  <manifest:file-entry manifest:media-type="image/gif" manifest:full-path="Pictures/10000000000000C800000064394B906B.gif"/>
  <manifest:file-entry manifest:media-type="image/gif" manifest:full-path="Pictures/10000000000000C800000064BB725B0B.gif"/>
  <manifest:file-entry manifest:media-type="image/gif" manifest:full-path="Pictures/10000000000000C800000064C88899F5.gif"/>
  <manifest:file-entry manifest:media-type="image/gif" manifest:full-path="Pictures/100000000000025800000258F37B97DE.gif"/>
  <manifest:file-entry manifest:media-type="image/gif" manifest:full-path="Pictures/10000000000000C800000064939F0F61.gif"/>
  <manifest:file-entry manifest:media-type="image/gif" manifest:full-path="Pictures/10000000000000C800000064EF88CA59.gif"/>
  <manifest:file-entry manifest:media-type="image/gif" manifest:full-path="Pictures/10000000000000C80000006474FA89C3.gif"/>
  <manifest:file-entry manifest:media-type="image/gif" manifest:full-path="Pictures/10000000000000C800000064627F3194.gif"/>
  <manifest:file-entry manifest:media-type="image/gif" manifest:full-path="Pictures/10000000000000C800000064DBB2D438.gif"/>
  <manifest:file-entry manifest:media-type="image/gif" manifest:full-path="Pictures/10000000000000C800000064D9785F51.gif"/>
  <manifest:file-entry manifest:media-type="image/gif" manifest:full-path="Pictures/10000000000000C80000006433F0B1B7.gif"/>
  <manifest:file-entry manifest:media-type="image/gif" manifest:full-path="Pictures/10000000000000C8000000644787C9E4.gif"/>
  <manifest:file-entry manifest:media-type="image/gif" manifest:full-path="Pictures/10000000000000C8000000646734EE23.gif"/>
  <manifest:file-entry manifest:media-type="image/gif" manifest:full-path="Pictures/10000000000000C800000064EC7871F4.gif"/>
  <manifest:file-entry manifest:media-type="image/gif" manifest:full-path="Pictures/10000000000000C8000000640591FC77.gif"/>
  <manifest:file-entry manifest:media-type="image/gif" manifest:full-path="Pictures/10000000000000C800000064FDF0FC39.gif"/>
  <manifest:file-entry manifest:media-type="image/gif" manifest:full-path="Pictures/10000000000000C8000000648DC72C57.gif"/>
  <manifest:file-entry manifest:media-type="image/gif" manifest:full-path="Pictures/10000000000000C800000064C82F80E7.gif"/>
  <manifest:file-entry manifest:media-type="image/gif" manifest:full-path="Pictures/10000000000000C800000064B187B4C9.gif"/>
  <manifest:file-entry manifest:media-type="image/gif" manifest:full-path="Pictures/10000000000000C800000064F8B96C7D.gif"/>
  <manifest:file-entry manifest:media-type="image/gif" manifest:full-path="Pictures/10000000000000C8000000646480CB74.gif"/>
  <manifest:file-entry manifest:media-type="image/gif" manifest:full-path="Pictures/10000000000000C8000000642A9D58D9.gif"/>
  <manifest:file-entry manifest:media-type="image/gif" manifest:full-path="Pictures/10000000000000C800000064B3DB3C5E.gif"/>
  <manifest:file-entry manifest:media-type="image/gif" manifest:full-path="Pictures/10000000000000C800000064E3458C05.gif"/>
  <manifest:file-entry manifest:media-type="image/gif" manifest:full-path="Pictures/10000000000000C8000000649CF2A3D4.gif"/>
  <manifest:file-entry manifest:media-type="image/gif" manifest:full-path="Pictures/100000000000025800000258F6D0BD86.gif"/>
  <manifest:file-entry manifest:media-type="image/gif" manifest:full-path="Pictures/10000000000000C800000064E5F88F61.gif"/>
  <manifest:file-entry manifest:media-type="image/gif" manifest:full-path="Pictures/10000000000000C80000006478A7208A.gif"/>
  <manifest:file-entry manifest:media-type="image/gif" manifest:full-path="Pictures/100000000000025800000258835BDA1F.gif"/>
  <manifest:file-entry manifest:media-type="image/gif" manifest:full-path="Pictures/10000000000000C8000000641D848EE9.gif"/>
  <manifest:file-entry manifest:media-type="image/gif" manifest:full-path="Pictures/10000000000000C8000000642A27C0BD.gif"/>
  <manifest:file-entry manifest:media-type="image/gif" manifest:full-path="Pictures/1000000000000258000002583C471653.gif"/>
  <manifest:file-entry manifest:media-type="image/gif" manifest:full-path="Pictures/10000000000000C8000000647E9934E8.gif"/>
  <manifest:file-entry manifest:media-type="image/gif" manifest:full-path="Pictures/100000000000025800000258D389830F.gif"/>
  <manifest:file-entry manifest:media-type="image/gif" manifest:full-path="Pictures/10000000000000C800000064F02F3C14.gif"/>
  <manifest:file-entry manifest:media-type="image/gif" manifest:full-path="Pictures/10000000000000C800000064FEB2C093.gif"/>
  <manifest:file-entry manifest:media-type="image/gif" manifest:full-path="Pictures/10000000000000C80000006409014DDC.gif"/>
  <manifest:file-entry manifest:media-type="image/gif" manifest:full-path="Pictures/10000000000000C8000000647B592857.gif"/>
  <manifest:file-entry manifest:media-type="image/gif" manifest:full-path="Pictures/10000000000000C80000006444FEA913.gif"/>
  <manifest:file-entry manifest:media-type="image/gif" manifest:full-path="Pictures/10000000000000C800000064EE98D1F3.gif"/>
  <manifest:file-entry manifest:media-type="image/gif" manifest:full-path="Pictures/10000000000000C8000000646DFB17DA.gif"/>
  <manifest:file-entry manifest:media-type="image/gif" manifest:full-path="Pictures/10000000000000C8000000642251196D.gif"/>
  <manifest:file-entry manifest:media-type="image/gif" manifest:full-path="Pictures/10000000000000C800000064E4A4BB97.gif"/>
  <manifest:file-entry manifest:media-type="image/gif" manifest:full-path="Pictures/10000000000000C8000000647739D244.gif"/>
  <manifest:file-entry manifest:media-type="image/gif" manifest:full-path="Pictures/100000000000025800000258DD1B0514.gif"/>
  <manifest:file-entry manifest:media-type="image/gif" manifest:full-path="Pictures/10000000000000C80000006464C352A7.gif"/>
  <manifest:file-entry manifest:media-type="image/gif" manifest:full-path="Pictures/100000000000025800000258E980B7C5.gif"/>
  <manifest:file-entry manifest:media-type="image/gif" manifest:full-path="Pictures/1000000000000258000002586E3CE6F6.gif"/>
  <manifest:file-entry manifest:media-type="image/gif" manifest:full-path="Pictures/10000000000000C800000064795C03A1.gif"/>
  <manifest:file-entry manifest:media-type="image/gif" manifest:full-path="Pictures/10000000000000C80000006478FFFE81.gif"/>
  <manifest:file-entry manifest:media-type="image/gif" manifest:full-path="Pictures/10000000000000C800000064B7B90681.gif"/>
  <manifest:file-entry manifest:media-type="image/gif" manifest:full-path="Pictures/10000000000000C8000000642171532B.gif"/>
  <manifest:file-entry manifest:media-type="image/gif" manifest:full-path="Pictures/10000000000000C800000064ECA93763.gif"/>
  <manifest:file-entry manifest:media-type="image/gif" manifest:full-path="Pictures/10000000000000C8000000644A568BF0.gif"/>
  <manifest:file-entry manifest:media-type="image/gif" manifest:full-path="Pictures/10000000000000C800000064460B4631.gif"/>
  <manifest:file-entry manifest:media-type="image/gif" manifest:full-path="Pictures/10000000000000C8000000648B519EFD.gif"/>
  <manifest:file-entry manifest:media-type="image/gif" manifest:full-path="Pictures/10000000000000C800000064C03E7F9D.gif"/>
  <manifest:file-entry manifest:media-type="image/gif" manifest:full-path="Pictures/10000000000000C8000000644BE57F7E.gif"/>
  <manifest:file-entry manifest:media-type="image/gif" manifest:full-path="Pictures/10000000000000C8000000645D48B3EA.gif"/>
  <manifest:file-entry manifest:media-type="image/gif" manifest:full-path="Pictures/10000000000000C800000064035A6805.gif"/>
  <manifest:file-entry manifest:media-type="image/gif" manifest:full-path="Pictures/10000000000000C800000064603E5E4A.gif"/>
  <manifest:file-entry manifest:media-type="image/gif" manifest:full-path="Pictures/1000000000000258000002581718BA2B.gif"/>
  <manifest:file-entry manifest:media-type="image/gif" manifest:full-path="Pictures/10000000000000C800000064268FCB89.gif"/>
  <manifest:file-entry manifest:media-type="image/gif" manifest:full-path="Pictures/10000000000002580000025801C67B32.gif"/>
  <manifest:file-entry manifest:media-type="image/gif" manifest:full-path="Pictures/10000000000000C8000000641D3A505B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25in" svg:height="6.25in" draw:z-index="0"><draw:image xlink:href="Pictures/100000000000025800000258DD1B0514.gif" xlink:type="simple" xlink:show="embed" xlink:actuate="onLoad"/></draw:frame></text:p>
      <text:p text:style-name="Standard"><draw:frame draw:style-name="fr2" draw:name="graphics2" text:anchor-type="paragraph" svg:width="2.0835in" svg:height="1.0417in" draw:z-index="1"><draw:image xlink:href="Pictures/10000000000000C800000064C63780AA.gif" xlink:type="simple" xlink:show="embed" xlink:actuate="onLoad"/></draw:frame><draw:frame draw:style-name="fr1" draw:name="graphics3" text:anchor-type="paragraph" svg:width="2.0835in" svg:height="1.0417in" draw:z-index="2"><draw:image xlink:href="Pictures/10000000000000C8000000641EC4538A.gif" xlink:type="simple" xlink:show="embed" xlink:actuate="onLoad"/></draw:frame><draw:frame draw:style-name="fr3" draw:name="graphics4" text:anchor-type="paragraph" svg:width="2.0835in" svg:height="1.0417in" draw:z-index="3"><draw:image xlink:href="Pictures/10000000000000C800000064503213A8.gif" xlink:type="simple" xlink:show="embed" xlink:actuate="onLoad"/></draw:frame></text:p>
      <text:p text:style-name="Standard"><draw:frame draw:style-name="fr2" draw:name="graphics5" text:anchor-type="paragraph" svg:width="2.0835in" svg:height="1.0417in" draw:z-index="4"><draw:image xlink:href="Pictures/10000000000000C80000006472C37DAD.gif" xlink:type="simple" xlink:show="embed" xlink:actuate="onLoad"/></draw:frame><draw:frame draw:style-name="fr1" draw:name="graphics6" text:anchor-type="paragraph" svg:width="2.0835in" svg:height="1.0417in" draw:z-index="13"><draw:image xlink:href="Pictures/10000000000000C8000000646D71222C.gif" xlink:type="simple" xlink:show="embed" xlink:actuate="onLoad"/></draw:frame><draw:frame draw:style-name="fr3" draw:name="graphics7" text:anchor-type="paragraph" svg:width="2.0835in" svg:height="1.0417in" draw:z-index="15"><draw:image xlink:href="Pictures/10000000000000C800000064CE25C541.gif" xlink:type="simple" xlink:show="embed" xlink:actuate="onLoad"/></draw:frame></text:p>
      <text:p text:style-name="Standard"><draw:frame draw:style-name="fr3" draw:name="graphics10" text:anchor-type="paragraph" svg:width="2.0835in" svg:height="1.0417in" draw:z-index="7"><draw:image xlink:href="Pictures/10000000000000C80000006478A7208A.gif" xlink:type="simple" xlink:show="embed" xlink:actuate="onLoad"/></draw:frame><draw:frame draw:style-name="fr1" draw:name="graphics9" text:anchor-type="paragraph" svg:width="2.0835in" svg:height="1.0417in" draw:z-index="6"><draw:image xlink:href="Pictures/10000000000000C8000000640D14061F.gif" xlink:type="simple" xlink:show="embed" xlink:actuate="onLoad"/></draw:frame><draw:frame draw:style-name="fr2" draw:name="graphics8" text:anchor-type="paragraph" svg:width="2.0835in" svg:height="1.0417in" draw:z-index="5"><draw:image xlink:href="Pictures/10000000000000C800000064FE77840D.gif" xlink:type="simple" xlink:show="embed" xlink:actuate="onLoad"/></draw:frame></text:p>
      <text:p text:style-name="P1"><draw:frame draw:style-name="fr1" draw:name="graphics11" text:anchor-type="paragraph" svg:width="6.25in" svg:height="6.25in" draw:z-index="8"><draw:image xlink:href="Pictures/10000000000002580000025893AFAC46.gif" xlink:type="simple" xlink:show="embed" xlink:actuate="onLoad"/></draw:frame></text:p>
      <text:p text:style-name="Standard"><draw:frame draw:style-name="fr2" draw:name="graphics12" text:anchor-type="paragraph" svg:width="2.0835in" svg:height="1.0417in" draw:z-index="9"><draw:image xlink:href="Pictures/10000000000000C8000000645F45D61B.gif" xlink:type="simple" xlink:show="embed" xlink:actuate="onLoad"/></draw:frame><draw:frame draw:style-name="fr1" draw:name="graphics13" text:anchor-type="paragraph" svg:width="2.0835in" svg:height="1.0417in" draw:z-index="10"><draw:image xlink:href="Pictures/10000000000000C80000006466E5B253.gif" xlink:type="simple" xlink:show="embed" xlink:actuate="onLoad"/></draw:frame><draw:frame draw:style-name="fr3" draw:name="graphics14" text:anchor-type="paragraph" svg:width="2.0835in" svg:height="1.0417in" draw:z-index="11"><draw:image xlink:href="Pictures/10000000000000C800000064E3458C05.gif" xlink:type="simple" xlink:show="embed" xlink:actuate="onLoad"/></draw:frame></text:p>
      <text:p text:style-name="Standard"><draw:frame draw:style-name="fr2" draw:name="graphics15" text:anchor-type="paragraph" svg:width="2.0835in" svg:height="1.0417in" draw:z-index="12"><draw:image xlink:href="Pictures/10000000000000C8000000649BF86F31.gif" xlink:type="simple" xlink:show="embed" xlink:actuate="onLoad"/></draw:frame><draw:frame draw:style-name="fr1" draw:name="graphics16" text:anchor-type="paragraph" svg:width="2.0835in" svg:height="1.0417in" draw:z-index="14"><draw:image xlink:href="Pictures/10000000000000C800000064648DF3F2.gif" xlink:type="simple" xlink:show="embed" xlink:actuate="onLoad"/></draw:frame><draw:frame draw:style-name="fr3" draw:name="graphics17" text:anchor-type="paragraph" svg:width="2.0835in" svg:height="1.0417in" draw:z-index="16"><draw:image xlink:href="Pictures/10000000000000C800000064E920FC67.gif" xlink:type="simple" xlink:show="embed" xlink:actuate="onLoad"/></draw:frame></text:p>
      <text:p text:style-name="Standard"><draw:frame draw:style-name="fr3" draw:name="graphics20" text:anchor-type="paragraph" svg:width="2.0835in" svg:height="1.0417in" draw:z-index="19"><draw:image xlink:href="Pictures/10000000000000C8000000648B519EFD.gif" xlink:type="simple" xlink:show="embed" xlink:actuate="onLoad"/></draw:frame><draw:frame draw:style-name="fr1" draw:name="graphics19" text:anchor-type="paragraph" svg:width="2.0835in" svg:height="1.0417in" draw:z-index="18"><draw:image xlink:href="Pictures/10000000000000C800000064C7ABE6F6.gif" xlink:type="simple" xlink:show="embed" xlink:actuate="onLoad"/></draw:frame><draw:frame draw:style-name="fr2" draw:name="graphics18" text:anchor-type="paragraph" svg:width="2.0835in" svg:height="1.0417in" draw:z-index="17"><draw:image xlink:href="Pictures/10000000000000C8000000646FDA9BB5.gif" xlink:type="simple" xlink:show="embed" xlink:actuate="onLoad"/></draw:frame></text:p>
      <text:p text:style-name="P1"><draw:frame draw:style-name="fr1" draw:name="graphics21" text:anchor-type="paragraph" svg:width="6.25in" svg:height="6.25in" draw:z-index="20"><draw:image xlink:href="Pictures/1000000000000258000002584340734D.gif" xlink:type="simple" xlink:show="embed" xlink:actuate="onLoad"/></draw:frame></text:p>
      <text:p text:style-name="Standard"><draw:frame draw:style-name="fr2" draw:name="graphics22" text:anchor-type="paragraph" svg:width="2.0835in" svg:height="1.0417in" draw:z-index="21"><draw:image xlink:href="Pictures/10000000000000C800000064829A581D.gif" xlink:type="simple" xlink:show="embed" xlink:actuate="onLoad"/></draw:frame><draw:frame draw:style-name="fr1" draw:name="graphics23" text:anchor-type="paragraph" svg:width="2.0835in" svg:height="1.0417in" draw:z-index="22"><draw:image xlink:href="Pictures/10000000000000C8000000645E67C255.gif" xlink:type="simple" xlink:show="embed" xlink:actuate="onLoad"/></draw:frame><draw:frame draw:style-name="fr3" draw:name="graphics24" text:anchor-type="paragraph" svg:width="2.0835in" svg:height="1.0417in" draw:z-index="23"><draw:image xlink:href="Pictures/10000000000000C800000064DB438372.gif" xlink:type="simple" xlink:show="embed" xlink:actuate="onLoad"/></draw:frame></text:p>
      <text:p text:style-name="Standard"><draw:frame draw:style-name="fr2" draw:name="graphics25" text:anchor-type="paragraph" svg:width="2.0835in" svg:height="1.0417in" draw:z-index="24"><draw:image xlink:href="Pictures/10000000000000C8000000643BA9EB32.gif" xlink:type="simple" xlink:show="embed" xlink:actuate="onLoad"/></draw:frame><draw:frame draw:style-name="fr1" draw:name="graphics26" text:anchor-type="paragraph" svg:width="2.0835in" svg:height="1.0417in" draw:z-index="25"><draw:image xlink:href="Pictures/10000000000000C80000006449728610.gif" xlink:type="simple" xlink:show="embed" xlink:actuate="onLoad"/></draw:frame><draw:frame draw:style-name="fr3" draw:name="graphics27" text:anchor-type="paragraph" svg:width="2.0835in" svg:height="1.0417in" draw:z-index="26"><draw:image xlink:href="Pictures/10000000000000C80000006486228D39.gif" xlink:type="simple" xlink:show="embed" xlink:actuate="onLoad"/></draw:frame></text:p>
      <text:p text:style-name="Standard"><draw:frame draw:style-name="fr3" draw:name="graphics30" text:anchor-type="paragraph" svg:width="2.0835in" svg:height="1.0417in" draw:z-index="29"><draw:image xlink:href="Pictures/10000000000000C8000000642A27C0BD.gif" xlink:type="simple" xlink:show="embed" xlink:actuate="onLoad"/></draw:frame><draw:frame draw:style-name="fr1" draw:name="graphics29" text:anchor-type="paragraph" svg:width="2.0835in" svg:height="1.0417in" draw:z-index="28"><draw:image xlink:href="Pictures/10000000000000C8000000640F17A743.gif" xlink:type="simple" xlink:show="embed" xlink:actuate="onLoad"/></draw:frame><draw:frame draw:style-name="fr2" draw:name="graphics28" text:anchor-type="paragraph" svg:width="2.0835in" svg:height="1.0417in" draw:z-index="27"><draw:image xlink:href="Pictures/10000000000000C8000000648DC72C57.gif" xlink:type="simple" xlink:show="embed" xlink:actuate="onLoad"/></draw:frame></text:p>
      <text:p text:style-name="P1"><draw:frame draw:style-name="fr1" draw:name="graphics31" text:anchor-type="paragraph" svg:width="6.25in" svg:height="6.25in" draw:z-index="30"><draw:image xlink:href="Pictures/1000000000000258000002586E3CE6F6.gif" xlink:type="simple" xlink:show="embed" xlink:actuate="onLoad"/></draw:frame></text:p>
      <text:p text:style-name="Standard"><draw:frame draw:style-name="fr2" draw:name="graphics32" text:anchor-type="paragraph" svg:width="2.0835in" svg:height="1.0417in" draw:z-index="31"><draw:image xlink:href="Pictures/10000000000000C8000000642A644C73.gif" xlink:type="simple" xlink:show="embed" xlink:actuate="onLoad"/></draw:frame><draw:frame draw:style-name="fr1" draw:name="graphics33" text:anchor-type="paragraph" svg:width="2.0835in" svg:height="1.0417in" draw:z-index="32"><draw:image xlink:href="Pictures/10000000000000C8000000644A053B8B.gif" xlink:type="simple" xlink:show="embed" xlink:actuate="onLoad"/></draw:frame><draw:frame draw:style-name="fr3" draw:name="graphics34" text:anchor-type="paragraph" svg:width="2.0835in" svg:height="1.0417in" draw:z-index="33"><draw:image xlink:href="Pictures/10000000000000C800000064CFA505DD.gif" xlink:type="simple" xlink:show="embed" xlink:actuate="onLoad"/></draw:frame></text:p>
      <text:p text:style-name="Standard"><draw:frame draw:style-name="fr2" draw:name="graphics35" text:anchor-type="paragraph" svg:width="2.0835in" svg:height="1.0417in" draw:z-index="34"><draw:image xlink:href="Pictures/10000000000000C80000006433F0B1B7.gif" xlink:type="simple" xlink:show="embed" xlink:actuate="onLoad"/></draw:frame><draw:frame draw:style-name="fr1" draw:name="graphics36" text:anchor-type="paragraph" svg:width="2.0835in" svg:height="1.0417in" draw:z-index="35"><draw:image xlink:href="Pictures/10000000000000C80000006472FDB71E.gif" xlink:type="simple" xlink:show="embed" xlink:actuate="onLoad"/></draw:frame><draw:frame draw:style-name="fr3" draw:name="graphics37" text:anchor-type="paragraph" svg:width="2.0835in" svg:height="1.0417in" draw:z-index="36"><draw:image xlink:href="Pictures/10000000000000C80000006464C352A7.gif" xlink:type="simple" xlink:show="embed" xlink:actuate="onLoad"/></draw:frame></text:p>
      <text:p text:style-name="Standard"><draw:frame draw:style-name="fr3" draw:name="graphics40" text:anchor-type="paragraph" svg:width="2.0835in" svg:height="1.0417in" draw:z-index="39"><draw:image xlink:href="Pictures/10000000000000C80000006409014DDC.gif" xlink:type="simple" xlink:show="embed" xlink:actuate="onLoad"/></draw:frame><draw:frame draw:style-name="fr1" draw:name="graphics39" text:anchor-type="paragraph" svg:width="2.0835in" svg:height="1.0417in" draw:z-index="38"><draw:image xlink:href="Pictures/10000000000000C800000064D5E5978E.gif" xlink:type="simple" xlink:show="embed" xlink:actuate="onLoad"/></draw:frame><draw:frame draw:style-name="fr2" draw:name="graphics38" text:anchor-type="paragraph" svg:width="2.0835in" svg:height="1.0417in" draw:z-index="37"><draw:image xlink:href="Pictures/10000000000000C800000064FAD94E4B.gif" xlink:type="simple" xlink:show="embed" xlink:actuate="onLoad"/></draw:frame></text:p>
      <text:p text:style-name="P1"><draw:frame draw:style-name="fr1" draw:name="graphics41" text:anchor-type="paragraph" svg:width="6.25in" svg:height="6.25in" draw:z-index="40"><draw:image xlink:href="Pictures/1000000000000258000002581C20C2BD.gif" xlink:type="simple" xlink:show="embed" xlink:actuate="onLoad"/></draw:frame></text:p>
      <text:p text:style-name="Standard"><draw:frame draw:style-name="fr2" draw:name="graphics42" text:anchor-type="paragraph" svg:width="2.0835in" svg:height="1.0417in" draw:z-index="41"><draw:image xlink:href="Pictures/10000000000000C800000064795C03A1.gif" xlink:type="simple" xlink:show="embed" xlink:actuate="onLoad"/></draw:frame><draw:frame draw:style-name="fr1" draw:name="graphics43" text:anchor-type="paragraph" svg:width="2.0835in" svg:height="1.0417in" draw:z-index="42"><draw:image xlink:href="Pictures/10000000000000C800000064ECA93763.gif" xlink:type="simple" xlink:show="embed" xlink:actuate="onLoad"/></draw:frame><draw:frame draw:style-name="fr3" draw:name="graphics44" text:anchor-type="paragraph" svg:width="2.0835in" svg:height="1.0417in" draw:z-index="43"><draw:image xlink:href="Pictures/10000000000000C800000064FEB2C093.gif" xlink:type="simple" xlink:show="embed" xlink:actuate="onLoad"/></draw:frame></text:p>
      <text:p text:style-name="Standard"><draw:frame draw:style-name="fr2" draw:name="graphics45" text:anchor-type="paragraph" svg:width="2.0835in" svg:height="1.0417in" draw:z-index="44"><draw:image xlink:href="Pictures/10000000000000C800000064F1D211FF.gif" xlink:type="simple" xlink:show="embed" xlink:actuate="onLoad"/></draw:frame><draw:frame draw:style-name="fr1" draw:name="graphics46" text:anchor-type="paragraph" svg:width="2.0835in" svg:height="1.0417in" draw:z-index="45"><draw:image xlink:href="Pictures/10000000000000C8000000646A7655B9.gif" xlink:type="simple" xlink:show="embed" xlink:actuate="onLoad"/></draw:frame><draw:frame draw:style-name="fr3" draw:name="graphics47" text:anchor-type="paragraph" svg:width="2.0835in" svg:height="1.0417in" draw:z-index="46"><draw:image xlink:href="Pictures/10000000000000C800000064C02B2A6B.gif" xlink:type="simple" xlink:show="embed" xlink:actuate="onLoad"/></draw:frame></text:p>
      <text:p text:style-name="Standard"><draw:frame draw:style-name="fr3" draw:name="graphics50" text:anchor-type="paragraph" svg:width="2.0835in" svg:height="1.0417in" draw:z-index="49"><draw:image xlink:href="Pictures/10000000000000C8000000642171532B.gif" xlink:type="simple" xlink:show="embed" xlink:actuate="onLoad"/></draw:frame><draw:frame draw:style-name="fr1" draw:name="graphics49" text:anchor-type="paragraph" svg:width="2.0835in" svg:height="1.0417in" draw:z-index="48"><draw:image xlink:href="Pictures/10000000000000C800000064B187B4C9.gif" xlink:type="simple" xlink:show="embed" xlink:actuate="onLoad"/></draw:frame><draw:frame draw:style-name="fr2" draw:name="graphics48" text:anchor-type="paragraph" svg:width="2.0835in" svg:height="1.0417in" draw:z-index="47"><draw:image xlink:href="Pictures/10000000000000C800000064CBCE8B05.gif" xlink:type="simple" xlink:show="embed" xlink:actuate="onLoad"/></draw:frame></text:p>
      <text:p text:style-name="P1"><draw:frame draw:style-name="fr1" draw:name="graphics51" text:anchor-type="paragraph" svg:width="6.25in" svg:height="6.25in" draw:z-index="50"><draw:image xlink:href="Pictures/100000000000025800000258E61BFC1C.gif" xlink:type="simple" xlink:show="embed" xlink:actuate="onLoad"/></draw:frame></text:p>
      <text:p text:style-name="Standard"><draw:frame draw:style-name="fr2" draw:name="graphics52" text:anchor-type="paragraph" svg:width="2.0835in" svg:height="1.0417in" draw:z-index="51"><draw:image xlink:href="Pictures/10000000000000C80000006422FBC33D.gif" xlink:type="simple" xlink:show="embed" xlink:actuate="onLoad"/></draw:frame><draw:frame draw:style-name="fr1" draw:name="graphics53" text:anchor-type="paragraph" svg:width="2.0835in" svg:height="1.0417in" draw:z-index="52"><draw:image xlink:href="Pictures/10000000000000C800000064DA347717.gif" xlink:type="simple" xlink:show="embed" xlink:actuate="onLoad"/></draw:frame><draw:frame draw:style-name="fr3" draw:name="graphics54" text:anchor-type="paragraph" svg:width="2.0835in" svg:height="1.0417in" draw:z-index="53"><draw:image xlink:href="Pictures/10000000000000C800000064C82F80E7.gif" xlink:type="simple" xlink:show="embed" xlink:actuate="onLoad"/></draw:frame></text:p>
      <text:p text:style-name="Standard"><draw:frame draw:style-name="fr2" draw:name="graphics55" text:anchor-type="paragraph" svg:width="2.0835in" svg:height="1.0417in" draw:z-index="54"><draw:image xlink:href="Pictures/10000000000000C8000000641D3A505B.gif" xlink:type="simple" xlink:show="embed" xlink:actuate="onLoad"/></draw:frame><draw:frame draw:style-name="fr1" draw:name="graphics56" text:anchor-type="paragraph" svg:width="2.0835in" svg:height="1.0417in" draw:z-index="55"><draw:image xlink:href="Pictures/10000000000000C8000000647138F583.gif" xlink:type="simple" xlink:show="embed" xlink:actuate="onLoad"/></draw:frame><draw:frame draw:style-name="fr3" draw:name="graphics57" text:anchor-type="paragraph" svg:width="2.0835in" svg:height="1.0417in" draw:z-index="56"><draw:image xlink:href="Pictures/10000000000000C800000064C24AF085.gif" xlink:type="simple" xlink:show="embed" xlink:actuate="onLoad"/></draw:frame></text:p>
      <text:p text:style-name="Standard"><draw:frame draw:style-name="fr3" draw:name="graphics60" text:anchor-type="paragraph" svg:width="2.0835in" svg:height="1.0417in" draw:z-index="59"><draw:image xlink:href="Pictures/10000000000000C8000000640E8BC8E6.gif" xlink:type="simple" xlink:show="embed" xlink:actuate="onLoad"/></draw:frame><draw:frame draw:style-name="fr1" draw:name="graphics59" text:anchor-type="paragraph" svg:width="2.0835in" svg:height="1.0417in" draw:z-index="58"><draw:image xlink:href="Pictures/10000000000000C800000064394B906B.gif" xlink:type="simple" xlink:show="embed" xlink:actuate="onLoad"/></draw:frame><draw:frame draw:style-name="fr2" draw:name="graphics58" text:anchor-type="paragraph" svg:width="2.0835in" svg:height="1.0417in" draw:z-index="57"><draw:image xlink:href="Pictures/10000000000000C8000000646CBB39BD.gif" xlink:type="simple" xlink:show="embed" xlink:actuate="onLoad"/></draw:frame></text:p>
      <text:p text:style-name="P1"><draw:frame draw:style-name="fr1" draw:name="graphics61" text:anchor-type="paragraph" svg:width="6.25in" svg:height="6.25in" draw:z-index="60"><draw:image xlink:href="Pictures/100000000000025800000258AE8C648D.gif" xlink:type="simple" xlink:show="embed" xlink:actuate="onLoad"/></draw:frame></text:p>
      <text:p text:style-name="Standard"><draw:frame draw:style-name="fr2" draw:name="graphics62" text:anchor-type="paragraph" svg:width="2.0835in" svg:height="1.0417in" draw:z-index="61"><draw:image xlink:href="Pictures/10000000000000C800000064F9A9EABC.gif" xlink:type="simple" xlink:show="embed" xlink:actuate="onLoad"/></draw:frame><draw:frame draw:style-name="fr1" draw:name="graphics63" text:anchor-type="paragraph" svg:width="2.0835in" svg:height="1.0417in" draw:z-index="62"><draw:image xlink:href="Pictures/10000000000000C800000064D6C629FC.gif" xlink:type="simple" xlink:show="embed" xlink:actuate="onLoad"/></draw:frame><draw:frame draw:style-name="fr3" draw:name="graphics64" text:anchor-type="paragraph" svg:width="2.0835in" svg:height="1.0417in" draw:z-index="63"><draw:image xlink:href="Pictures/10000000000000C800000064811E6798.gif" xlink:type="simple" xlink:show="embed" xlink:actuate="onLoad"/></draw:frame></text:p>
      <text:p text:style-name="Standard"><draw:frame draw:style-name="fr2" draw:name="graphics65" text:anchor-type="paragraph" svg:width="2.0835in" svg:height="1.0417in" draw:z-index="64"><draw:image xlink:href="Pictures/10000000000000C800000064ABBD2C99.gif" xlink:type="simple" xlink:show="embed" xlink:actuate="onLoad"/></draw:frame><draw:frame draw:style-name="fr1" draw:name="graphics66" text:anchor-type="paragraph" svg:width="2.0835in" svg:height="1.0417in" draw:z-index="65"><draw:image xlink:href="Pictures/10000000000000C800000064B818851C.gif" xlink:type="simple" xlink:show="embed" xlink:actuate="onLoad"/></draw:frame><draw:frame draw:style-name="fr3" draw:name="graphics67" text:anchor-type="paragraph" svg:width="2.0835in" svg:height="1.0417in" draw:z-index="66"><draw:image xlink:href="Pictures/10000000000000C800000064BF878D60.gif" xlink:type="simple" xlink:show="embed" xlink:actuate="onLoad"/></draw:frame></text:p>
      <text:p text:style-name="Standard"><draw:frame draw:style-name="fr3" draw:name="graphics70" text:anchor-type="paragraph" svg:width="2.0835in" svg:height="1.0417in" draw:z-index="69"><draw:image xlink:href="Pictures/10000000000000C8000000648AF03658.gif" xlink:type="simple" xlink:show="embed" xlink:actuate="onLoad"/></draw:frame><draw:frame draw:style-name="fr1" draw:name="graphics69" text:anchor-type="paragraph" svg:width="2.0835in" svg:height="1.0417in" draw:z-index="68"><draw:image xlink:href="Pictures/10000000000000C8000000647870C3E6.gif" xlink:type="simple" xlink:show="embed" xlink:actuate="onLoad"/></draw:frame><draw:frame draw:style-name="fr2" draw:name="graphics68" text:anchor-type="paragraph" svg:width="2.0835in" svg:height="1.0417in" draw:z-index="67"><draw:image xlink:href="Pictures/10000000000000C800000064258ADEC2.gif" xlink:type="simple" xlink:show="embed" xlink:actuate="onLoad"/></draw:frame></text:p>
      <text:p text:style-name="P1"><draw:frame draw:style-name="fr1" draw:name="graphics71" text:anchor-type="paragraph" svg:width="6.25in" svg:height="6.25in" draw:z-index="70"><draw:image xlink:href="Pictures/100000000000025800000258D389830F.gif" xlink:type="simple" xlink:show="embed" xlink:actuate="onLoad"/></draw:frame></text:p>
      <text:p text:style-name="Standard"><draw:frame draw:style-name="fr2" draw:name="graphics72" text:anchor-type="paragraph" svg:width="2.0835in" svg:height="1.0417in" draw:z-index="71"><draw:image xlink:href="Pictures/10000000000000C80000006412D4896F.gif" xlink:type="simple" xlink:show="embed" xlink:actuate="onLoad"/></draw:frame><draw:frame draw:style-name="fr1" draw:name="graphics73" text:anchor-type="paragraph" svg:width="2.0835in" svg:height="1.0417in" draw:z-index="72"><draw:image xlink:href="Pictures/10000000000000C8000000647B592857.gif" xlink:type="simple" xlink:show="embed" xlink:actuate="onLoad"/></draw:frame><draw:frame draw:style-name="fr3" draw:name="graphics74" text:anchor-type="paragraph" svg:width="2.0835in" svg:height="1.0417in" draw:z-index="73"><draw:image xlink:href="Pictures/10000000000000C8000000646EE5BB16.gif" xlink:type="simple" xlink:show="embed" xlink:actuate="onLoad"/></draw:frame></text:p>
      <text:p text:style-name="Standard"><draw:frame draw:style-name="fr2" draw:name="graphics75" text:anchor-type="paragraph" svg:width="2.0835in" svg:height="1.0417in" draw:z-index="74"><draw:image xlink:href="Pictures/10000000000000C8000000647A21FE93.gif" xlink:type="simple" xlink:show="embed" xlink:actuate="onLoad"/></draw:frame><draw:frame draw:style-name="fr1" draw:name="graphics76" text:anchor-type="paragraph" svg:width="2.0835in" svg:height="1.0417in" draw:z-index="75"><draw:image xlink:href="Pictures/10000000000000C800000064CFE56B5B.gif" xlink:type="simple" xlink:show="embed" xlink:actuate="onLoad"/></draw:frame><draw:frame draw:style-name="fr3" draw:name="graphics77" text:anchor-type="paragraph" svg:width="2.0835in" svg:height="1.0417in" draw:z-index="76"><draw:image xlink:href="Pictures/10000000000000C8000000646480CB74.gif" xlink:type="simple" xlink:show="embed" xlink:actuate="onLoad"/></draw:frame></text:p>
      <text:p text:style-name="Standard"><draw:frame draw:style-name="fr3" draw:name="graphics80" text:anchor-type="paragraph" svg:width="2.0835in" svg:height="1.0417in" draw:z-index="79"><draw:image xlink:href="Pictures/10000000000000C8000000649DB25C04.gif" xlink:type="simple" xlink:show="embed" xlink:actuate="onLoad"/></draw:frame><draw:frame draw:style-name="fr1" draw:name="graphics79" text:anchor-type="paragraph" svg:width="2.0835in" svg:height="1.0417in" draw:z-index="78"><draw:image xlink:href="Pictures/10000000000000C80000006406A69D7B.gif" xlink:type="simple" xlink:show="embed" xlink:actuate="onLoad"/></draw:frame><draw:frame draw:style-name="fr2" draw:name="graphics78" text:anchor-type="paragraph" svg:width="2.0835in" svg:height="1.0417in" draw:z-index="77"><draw:image xlink:href="Pictures/10000000000000C800000064602E10A2.gif" xlink:type="simple" xlink:show="embed" xlink:actuate="onLoad"/></draw:frame></text:p>
      <text:p text:style-name="P1"><draw:frame draw:style-name="fr1" draw:name="graphics81" text:anchor-type="paragraph" svg:width="6.25in" svg:height="6.25in" draw:z-index="80"><draw:image xlink:href="Pictures/10000000000002580000025856000DB9.gif" xlink:type="simple" xlink:show="embed" xlink:actuate="onLoad"/></draw:frame></text:p>
      <text:p text:style-name="Standard"><draw:frame draw:style-name="fr2" draw:name="graphics82" text:anchor-type="paragraph" svg:width="2.0835in" svg:height="1.0417in" draw:z-index="81"><draw:image xlink:href="Pictures/10000000000000C800000064077B16E9.gif" xlink:type="simple" xlink:show="embed" xlink:actuate="onLoad"/></draw:frame><draw:frame draw:style-name="fr1" draw:name="graphics83" text:anchor-type="paragraph" svg:width="2.0835in" svg:height="1.0417in" draw:z-index="82"><draw:image xlink:href="Pictures/10000000000000C800000064EE6846FB.gif" xlink:type="simple" xlink:show="embed" xlink:actuate="onLoad"/></draw:frame><draw:frame draw:style-name="fr3" draw:name="graphics84" text:anchor-type="paragraph" svg:width="2.0835in" svg:height="1.0417in" draw:z-index="83"><draw:image xlink:href="Pictures/10000000000000C800000064627F3194.gif" xlink:type="simple" xlink:show="embed" xlink:actuate="onLoad"/></draw:frame></text:p>
      <text:p text:style-name="Standard"><draw:frame draw:style-name="fr2" draw:name="graphics85" text:anchor-type="paragraph" svg:width="2.0835in" svg:height="1.0417in" draw:z-index="84"><draw:image xlink:href="Pictures/10000000000000C800000064EF88CA59.gif" xlink:type="simple" xlink:show="embed" xlink:actuate="onLoad"/></draw:frame><draw:frame draw:style-name="fr1" draw:name="graphics86" text:anchor-type="paragraph" svg:width="2.0835in" svg:height="1.0417in" draw:z-index="85"><draw:image xlink:href="Pictures/10000000000000C800000064C9A82E1A.gif" xlink:type="simple" xlink:show="embed" xlink:actuate="onLoad"/></draw:frame><draw:frame draw:style-name="fr3" draw:name="graphics87" text:anchor-type="paragraph" svg:width="2.0835in" svg:height="1.0417in" draw:z-index="86"><draw:image xlink:href="Pictures/10000000000000C800000064C91966EE.gif" xlink:type="simple" xlink:show="embed" xlink:actuate="onLoad"/></draw:frame></text:p>
      <text:p text:style-name="Standard"><draw:frame draw:style-name="fr3" draw:name="graphics90" text:anchor-type="paragraph" svg:width="2.0835in" svg:height="1.0417in" draw:z-index="89"><draw:image xlink:href="Pictures/10000000000000C800000064EA643EA7.gif" xlink:type="simple" xlink:show="embed" xlink:actuate="onLoad"/></draw:frame><draw:frame draw:style-name="fr1" draw:name="graphics89" text:anchor-type="paragraph" svg:width="2.0835in" svg:height="1.0417in" draw:z-index="88"><draw:image xlink:href="Pictures/10000000000000C800000064C03E7F9D.gif" xlink:type="simple" xlink:show="embed" xlink:actuate="onLoad"/></draw:frame><draw:frame draw:style-name="fr2" draw:name="graphics88" text:anchor-type="paragraph" svg:width="2.0835in" svg:height="1.0417in" draw:z-index="87"><draw:image xlink:href="Pictures/10000000000000C80000006457037A02.gif" xlink:type="simple" xlink:show="embed" xlink:actuate="onLoad"/></draw:frame></text:p>
      <text:p text:style-name="P1"><draw:frame draw:style-name="fr1" draw:name="graphics91" text:anchor-type="paragraph" svg:width="6.25in" svg:height="6.25in" draw:z-index="90"><draw:image xlink:href="Pictures/100000000000025800000258F6D0BD86.gif" xlink:type="simple" xlink:show="embed" xlink:actuate="onLoad"/></draw:frame></text:p>
      <text:p text:style-name="Standard"><draw:frame draw:style-name="fr2" draw:name="graphics92" text:anchor-type="paragraph" svg:width="2.0835in" svg:height="1.0417in" draw:z-index="91"><draw:image xlink:href="Pictures/10000000000000C800000064588C00CD.gif" xlink:type="simple" xlink:show="embed" xlink:actuate="onLoad"/></draw:frame><draw:frame draw:style-name="fr1" draw:name="graphics93" text:anchor-type="paragraph" svg:width="2.0835in" svg:height="1.0417in" draw:z-index="92"><draw:image xlink:href="Pictures/10000000000000C80000006451145DEE.gif" xlink:type="simple" xlink:show="embed" xlink:actuate="onLoad"/></draw:frame><draw:frame draw:style-name="fr3" draw:name="graphics94" text:anchor-type="paragraph" svg:width="2.0835in" svg:height="1.0417in" draw:z-index="93"><draw:image xlink:href="Pictures/10000000000000C800000064572DC388.gif" xlink:type="simple" xlink:show="embed" xlink:actuate="onLoad"/></draw:frame></text:p>
      <text:p text:style-name="Standard"><draw:frame draw:style-name="fr2" draw:name="graphics95" text:anchor-type="paragraph" svg:width="2.0835in" svg:height="1.0417in" draw:z-index="94"><draw:image xlink:href="Pictures/10000000000000C80000006493A2144B.gif" xlink:type="simple" xlink:show="embed" xlink:actuate="onLoad"/></draw:frame><draw:frame draw:style-name="fr1" draw:name="graphics96" text:anchor-type="paragraph" svg:width="2.0835in" svg:height="1.0417in" draw:z-index="95"><draw:image xlink:href="Pictures/10000000000000C800000064D3015714.gif" xlink:type="simple" xlink:show="embed" xlink:actuate="onLoad"/></draw:frame><draw:frame draw:style-name="fr3" draw:name="graphics97" text:anchor-type="paragraph" svg:width="2.0835in" svg:height="1.0417in" draw:z-index="96"><draw:image xlink:href="Pictures/10000000000000C8000000645D48B3EA.gif" xlink:type="simple" xlink:show="embed" xlink:actuate="onLoad"/></draw:frame></text:p>
      <text:p text:style-name="Standard"><draw:frame draw:style-name="fr3" draw:name="graphics100" text:anchor-type="paragraph" svg:width="2.0835in" svg:height="1.0417in" draw:z-index="99"><draw:image xlink:href="Pictures/10000000000000C8000000643F39D170.gif" xlink:type="simple" xlink:show="embed" xlink:actuate="onLoad"/></draw:frame><draw:frame draw:style-name="fr1" draw:name="graphics99" text:anchor-type="paragraph" svg:width="2.0835in" svg:height="1.0417in" draw:z-index="98"><draw:image xlink:href="Pictures/10000000000000C800000064B08BE3C7.gif" xlink:type="simple" xlink:show="embed" xlink:actuate="onLoad"/></draw:frame><draw:frame draw:style-name="fr2" draw:name="graphics98" text:anchor-type="paragraph" svg:width="2.0835in" svg:height="1.0417in" draw:z-index="97"><draw:image xlink:href="Pictures/10000000000000C800000064DBB2D438.gif" xlink:type="simple" xlink:show="embed" xlink:actuate="onLoad"/></draw:frame></text:p>
      <text:p text:style-name="P1"><draw:frame draw:style-name="fr1" draw:name="graphics101" text:anchor-type="paragraph" svg:width="6.25in" svg:height="6.25in" draw:z-index="100"><draw:image xlink:href="Pictures/10000000000002580000025899129736.gif" xlink:type="simple" xlink:show="embed" xlink:actuate="onLoad"/></draw:frame></text:p>
      <text:p text:style-name="Standard"><draw:frame draw:style-name="fr2" draw:name="graphics102" text:anchor-type="paragraph" svg:width="2.0835in" svg:height="1.0417in" draw:z-index="101"><draw:image xlink:href="Pictures/10000000000000C8000000644A568BF0.gif" xlink:type="simple" xlink:show="embed" xlink:actuate="onLoad"/></draw:frame><draw:frame draw:style-name="fr1" draw:name="graphics103" text:anchor-type="paragraph" svg:width="2.0835in" svg:height="1.0417in" draw:z-index="102"><draw:image xlink:href="Pictures/10000000000000C8000000644B7FB293.gif" xlink:type="simple" xlink:show="embed" xlink:actuate="onLoad"/></draw:frame><draw:frame draw:style-name="fr3" draw:name="graphics104" text:anchor-type="paragraph" svg:width="2.0835in" svg:height="1.0417in" draw:z-index="103"><draw:image xlink:href="Pictures/10000000000000C80000006459644563.gif" xlink:type="simple" xlink:show="embed" xlink:actuate="onLoad"/></draw:frame></text:p>
      <text:p text:style-name="Standard"><draw:frame draw:style-name="fr2" draw:name="graphics105" text:anchor-type="paragraph" svg:width="2.0835in" svg:height="1.0417in" draw:z-index="104"><draw:image xlink:href="Pictures/10000000000000C800000064A4CD890C.gif" xlink:type="simple" xlink:show="embed" xlink:actuate="onLoad"/></draw:frame><draw:frame draw:style-name="fr1" draw:name="graphics106" text:anchor-type="paragraph" svg:width="2.0835in" svg:height="1.0417in" draw:z-index="105"><draw:image xlink:href="Pictures/10000000000000C800000064399D1741.gif" xlink:type="simple" xlink:show="embed" xlink:actuate="onLoad"/></draw:frame><draw:frame draw:style-name="fr3" draw:name="graphics107" text:anchor-type="paragraph" svg:width="2.0835in" svg:height="1.0417in" draw:z-index="106"><draw:image xlink:href="Pictures/10000000000000C80000006453013501.gif" xlink:type="simple" xlink:show="embed" xlink:actuate="onLoad"/></draw:frame></text:p>
      <text:p text:style-name="Standard"><draw:frame draw:style-name="fr3" draw:name="graphics110" text:anchor-type="paragraph" svg:width="2.0835in" svg:height="1.0417in" draw:z-index="109"><draw:image xlink:href="Pictures/10000000000000C800000064CBF8E21F.gif" xlink:type="simple" xlink:show="embed" xlink:actuate="onLoad"/></draw:frame><draw:frame draw:style-name="fr1" draw:name="graphics109" text:anchor-type="paragraph" svg:width="2.0835in" svg:height="1.0417in" draw:z-index="108"><draw:image xlink:href="Pictures/10000000000000C8000000643B2B077E.gif" xlink:type="simple" xlink:show="embed" xlink:actuate="onLoad"/></draw:frame><draw:frame draw:style-name="fr2" draw:name="graphics108" text:anchor-type="paragraph" svg:width="2.0835in" svg:height="1.0417in" draw:z-index="107"><draw:image xlink:href="Pictures/10000000000000C800000064FDF0FC39.gif" xlink:type="simple" xlink:show="embed" xlink:actuate="onLoad"/></draw:frame></text:p>
      <text:p text:style-name="P1"><draw:frame draw:style-name="fr1" draw:name="graphics111" text:anchor-type="paragraph" svg:width="6.25in" svg:height="6.25in" draw:z-index="110"><draw:image xlink:href="Pictures/1000000000000258000002583C471653.gif" xlink:type="simple" xlink:show="embed" xlink:actuate="onLoad"/></draw:frame></text:p>
      <text:p text:style-name="Standard"><draw:frame draw:style-name="fr2" draw:name="graphics112" text:anchor-type="paragraph" svg:width="2.0835in" svg:height="1.0417in" draw:z-index="111"><draw:image xlink:href="Pictures/10000000000000C80000006417F77C3B.gif" xlink:type="simple" xlink:show="embed" xlink:actuate="onLoad"/></draw:frame><draw:frame draw:style-name="fr1" draw:name="graphics113" text:anchor-type="paragraph" svg:width="2.0835in" svg:height="1.0417in" draw:z-index="112"><draw:image xlink:href="Pictures/10000000000000C8000000646BC289BC.gif" xlink:type="simple" xlink:show="embed" xlink:actuate="onLoad"/></draw:frame><draw:frame draw:style-name="fr3" draw:name="graphics114" text:anchor-type="paragraph" svg:width="2.0835in" svg:height="1.0417in" draw:z-index="113"><draw:image xlink:href="Pictures/10000000000000C8000000646DFB17DA.gif" xlink:type="simple" xlink:show="embed" xlink:actuate="onLoad"/></draw:frame></text:p>
      <text:p text:style-name="Standard"><draw:frame draw:style-name="fr2" draw:name="graphics115" text:anchor-type="paragraph" svg:width="2.0835in" svg:height="1.0417in" draw:z-index="114"><draw:image xlink:href="Pictures/10000000000000C800000064422F9151.gif" xlink:type="simple" xlink:show="embed" xlink:actuate="onLoad"/></draw:frame><draw:frame draw:style-name="fr1" draw:name="graphics116" text:anchor-type="paragraph" svg:width="2.0835in" svg:height="1.0417in" draw:z-index="115"><draw:image xlink:href="Pictures/10000000000000C800000064CE6A3D3D.gif" xlink:type="simple" xlink:show="embed" xlink:actuate="onLoad"/></draw:frame><draw:frame draw:style-name="fr3" draw:name="graphics117" text:anchor-type="paragraph" svg:width="2.0835in" svg:height="1.0417in" draw:z-index="116"><draw:image xlink:href="Pictures/10000000000000C800000064C69D40A0.gif" xlink:type="simple" xlink:show="embed" xlink:actuate="onLoad"/></draw:frame></text:p>
      <text:p text:style-name="Standard"><draw:frame draw:style-name="fr3" draw:name="graphics120" text:anchor-type="paragraph" svg:width="2.0835in" svg:height="1.0417in" draw:z-index="119"><draw:image xlink:href="Pictures/10000000000000C800000064AB5F5FDB.gif" xlink:type="simple" xlink:show="embed" xlink:actuate="onLoad"/></draw:frame><draw:frame draw:style-name="fr1" draw:name="graphics119" text:anchor-type="paragraph" svg:width="2.0835in" svg:height="1.0417in" draw:z-index="118"><draw:image xlink:href="Pictures/10000000000000C80000006450E89043.gif" xlink:type="simple" xlink:show="embed" xlink:actuate="onLoad"/></draw:frame><draw:frame draw:style-name="fr2" draw:name="graphics118" text:anchor-type="paragraph" svg:width="2.0835in" svg:height="1.0417in" draw:z-index="117"><draw:image xlink:href="Pictures/10000000000000C80000006458875C4C.gif" xlink:type="simple" xlink:show="embed" xlink:actuate="onLoad"/></draw:frame></text:p>
      <text:p text:style-name="P1"><draw:frame draw:style-name="fr1" draw:name="graphics121" text:anchor-type="paragraph" svg:width="6.25in" svg:height="6.25in" draw:z-index="120"><draw:image xlink:href="Pictures/100000000000025800000258829DCD27.gif" xlink:type="simple" xlink:show="embed" xlink:actuate="onLoad"/></draw:frame></text:p>
      <text:p text:style-name="Standard"><draw:frame draw:style-name="fr2" draw:name="graphics122" text:anchor-type="paragraph" svg:width="2.0835in" svg:height="1.0417in" draw:z-index="121"><draw:image xlink:href="Pictures/10000000000000C800000064D4C58868.gif" xlink:type="simple" xlink:show="embed" xlink:actuate="onLoad"/></draw:frame><draw:frame draw:style-name="fr1" draw:name="graphics123" text:anchor-type="paragraph" svg:width="2.0835in" svg:height="1.0417in" draw:z-index="122"><draw:image xlink:href="Pictures/10000000000000C800000064A0FDCC84.gif" xlink:type="simple" xlink:show="embed" xlink:actuate="onLoad"/></draw:frame><draw:frame draw:style-name="fr3" draw:name="graphics124" text:anchor-type="paragraph" svg:width="2.0835in" svg:height="1.0417in" draw:z-index="123"><draw:image xlink:href="Pictures/10000000000000C8000000642CEABBEB.gif" xlink:type="simple" xlink:show="embed" xlink:actuate="onLoad"/></draw:frame></text:p>
      <text:p text:style-name="Standard"><draw:frame draw:style-name="fr2" draw:name="graphics125" text:anchor-type="paragraph" svg:width="2.0835in" svg:height="1.0417in" draw:z-index="124"><draw:image xlink:href="Pictures/10000000000000C800000064DC098BE5.gif" xlink:type="simple" xlink:show="embed" xlink:actuate="onLoad"/></draw:frame><draw:frame draw:style-name="fr1" draw:name="graphics126" text:anchor-type="paragraph" svg:width="2.0835in" svg:height="1.0417in" draw:z-index="125"><draw:image xlink:href="Pictures/10000000000000C800000064035A6805.gif" xlink:type="simple" xlink:show="embed" xlink:actuate="onLoad"/></draw:frame><draw:frame draw:style-name="fr3" draw:name="graphics127" text:anchor-type="paragraph" svg:width="2.0835in" svg:height="1.0417in" draw:z-index="126"><draw:image xlink:href="Pictures/10000000000000C800000064268FCB89.gif" xlink:type="simple" xlink:show="embed" xlink:actuate="onLoad"/></draw:frame></text:p>
      <text:p text:style-name="Standard"><draw:frame draw:style-name="fr3" draw:name="graphics130" text:anchor-type="paragraph" svg:width="2.0835in" svg:height="1.0417in" draw:z-index="129"><draw:image xlink:href="Pictures/10000000000000C80000006444FEA913.gif" xlink:type="simple" xlink:show="embed" xlink:actuate="onLoad"/></draw:frame><draw:frame draw:style-name="fr1" draw:name="graphics129" text:anchor-type="paragraph" svg:width="2.0835in" svg:height="1.0417in" draw:z-index="128"><draw:image xlink:href="Pictures/10000000000000C800000064DDAD7B86.gif" xlink:type="simple" xlink:show="embed" xlink:actuate="onLoad"/></draw:frame><draw:frame draw:style-name="fr2" draw:name="graphics128" text:anchor-type="paragraph" svg:width="2.0835in" svg:height="1.0417in" draw:z-index="127"><draw:image xlink:href="Pictures/10000000000000C800000064887E02B1.gif" xlink:type="simple" xlink:show="embed" xlink:actuate="onLoad"/></draw:frame></text:p>
      <text:p text:style-name="P1"><draw:frame draw:style-name="fr1" draw:name="graphics131" text:anchor-type="paragraph" svg:width="6.25in" svg:height="6.25in" draw:z-index="130"><draw:image xlink:href="Pictures/1000000000000258000002588CD6DCDA.gif" xlink:type="simple" xlink:show="embed" xlink:actuate="onLoad"/></draw:frame></text:p>
      <text:p text:style-name="Standard"><draw:frame draw:style-name="fr2" draw:name="graphics132" text:anchor-type="paragraph" svg:width="2.0835in" svg:height="1.0417in" draw:z-index="131"><draw:image xlink:href="Pictures/10000000000000C80000006429503920.gif" xlink:type="simple" xlink:show="embed" xlink:actuate="onLoad"/></draw:frame><draw:frame draw:style-name="fr1" draw:name="graphics133" text:anchor-type="paragraph" svg:width="2.0835in" svg:height="1.0417in" draw:z-index="132"><draw:image xlink:href="Pictures/10000000000000C800000064DB0A45AD.gif" xlink:type="simple" xlink:show="embed" xlink:actuate="onLoad"/></draw:frame><draw:frame draw:style-name="fr3" draw:name="graphics134" text:anchor-type="paragraph" svg:width="2.0835in" svg:height="1.0417in" draw:z-index="133"><draw:image xlink:href="Pictures/10000000000000C800000064CEB6D6EC.gif" xlink:type="simple" xlink:show="embed" xlink:actuate="onLoad"/></draw:frame></text:p>
      <text:p text:style-name="Standard"><draw:frame draw:style-name="fr2" draw:name="graphics135" text:anchor-type="paragraph" svg:width="2.0835in" svg:height="1.0417in" draw:z-index="134"><draw:image xlink:href="Pictures/10000000000000C80000006401C65E7C.gif" xlink:type="simple" xlink:show="embed" xlink:actuate="onLoad"/></draw:frame><draw:frame draw:style-name="fr1" draw:name="graphics136" text:anchor-type="paragraph" svg:width="2.0835in" svg:height="1.0417in" draw:z-index="135"><draw:image xlink:href="Pictures/10000000000000C8000000649FCCDDA6.gif" xlink:type="simple" xlink:show="embed" xlink:actuate="onLoad"/></draw:frame><draw:frame draw:style-name="fr3" draw:name="graphics137" text:anchor-type="paragraph" svg:width="2.0835in" svg:height="1.0417in" draw:z-index="136"><draw:image xlink:href="Pictures/10000000000000C800000064F02F3C14.gif" xlink:type="simple" xlink:show="embed" xlink:actuate="onLoad"/></draw:frame></text:p>
      <text:p text:style-name="Standard"><draw:frame draw:style-name="fr3" draw:name="graphics140" text:anchor-type="paragraph" svg:width="2.0835in" svg:height="1.0417in" draw:z-index="139"><draw:image xlink:href="Pictures/10000000000000C8000000643DE131FE.gif" xlink:type="simple" xlink:show="embed" xlink:actuate="onLoad"/></draw:frame><draw:frame draw:style-name="fr1" draw:name="graphics139" text:anchor-type="paragraph" svg:width="2.0835in" svg:height="1.0417in" draw:z-index="138"><draw:image xlink:href="Pictures/10000000000000C800000064799D4786.gif" xlink:type="simple" xlink:show="embed" xlink:actuate="onLoad"/></draw:frame><draw:frame draw:style-name="fr2" draw:name="graphics138" text:anchor-type="paragraph" svg:width="2.0835in" svg:height="1.0417in" draw:z-index="137"><draw:image xlink:href="Pictures/10000000000000C800000064FBCA9D7A.gif" xlink:type="simple" xlink:show="embed" xlink:actuate="onLoad"/></draw:frame></text:p>
      <text:p text:style-name="P1"><draw:frame draw:style-name="fr1" draw:name="graphics141" text:anchor-type="paragraph" svg:width="6.25in" svg:height="6.25in" draw:z-index="140"><draw:image xlink:href="Pictures/100000000000025800000258F37B97DE.gif" xlink:type="simple" xlink:show="embed" xlink:actuate="onLoad"/></draw:frame></text:p>
      <text:p text:style-name="Standard"><draw:frame draw:style-name="fr2" draw:name="graphics142" text:anchor-type="paragraph" svg:width="2.0835in" svg:height="1.0417in" draw:z-index="141"><draw:image xlink:href="Pictures/10000000000000C8000000642A9D58D9.gif" xlink:type="simple" xlink:show="embed" xlink:actuate="onLoad"/></draw:frame><draw:frame draw:style-name="fr1" draw:name="graphics143" text:anchor-type="paragraph" svg:width="2.0835in" svg:height="1.0417in" draw:z-index="142"><draw:image xlink:href="Pictures/10000000000000C800000064DA4E9AFA.gif" xlink:type="simple" xlink:show="embed" xlink:actuate="onLoad"/></draw:frame><draw:frame draw:style-name="fr3" draw:name="graphics144" text:anchor-type="paragraph" svg:width="2.0835in" svg:height="1.0417in" draw:z-index="143"><draw:image xlink:href="Pictures/10000000000000C800000064CFF209BB.gif" xlink:type="simple" xlink:show="embed" xlink:actuate="onLoad"/></draw:frame></text:p>
      <text:p text:style-name="Standard"><draw:frame draw:style-name="fr2" draw:name="graphics145" text:anchor-type="paragraph" svg:width="2.0835in" svg:height="1.0417in" draw:z-index="144"><draw:image xlink:href="Pictures/10000000000000C8000000640591FC77.gif" xlink:type="simple" xlink:show="embed" xlink:actuate="onLoad"/></draw:frame><draw:frame draw:style-name="fr1" draw:name="graphics146" text:anchor-type="paragraph" svg:width="2.0835in" svg:height="1.0417in" draw:z-index="145"><draw:image xlink:href="Pictures/10000000000000C80000006472D6312D.gif" xlink:type="simple" xlink:show="embed" xlink:actuate="onLoad"/></draw:frame><draw:frame draw:style-name="fr3" draw:name="graphics147" text:anchor-type="paragraph" svg:width="2.0835in" svg:height="1.0417in" draw:z-index="146"><draw:image xlink:href="Pictures/10000000000000C800000064F16BE343.gif" xlink:type="simple" xlink:show="embed" xlink:actuate="onLoad"/></draw:frame></text:p>
      <text:p text:style-name="Standard"><draw:frame draw:style-name="fr3" draw:name="graphics150" text:anchor-type="paragraph" svg:width="2.0835in" svg:height="1.0417in" draw:z-index="149"><draw:image xlink:href="Pictures/10000000000000C80000006447E90688.gif" xlink:type="simple" xlink:show="embed" xlink:actuate="onLoad"/></draw:frame><draw:frame draw:style-name="fr1" draw:name="graphics149" text:anchor-type="paragraph" svg:width="2.0835in" svg:height="1.0417in" draw:z-index="148"><draw:image xlink:href="Pictures/10000000000000C8000000641278C774.gif" xlink:type="simple" xlink:show="embed" xlink:actuate="onLoad"/></draw:frame><draw:frame draw:style-name="fr2" draw:name="graphics148" text:anchor-type="paragraph" svg:width="2.0835in" svg:height="1.0417in" draw:z-index="147"><draw:image xlink:href="Pictures/10000000000000C800000064FA8E422D.gif" xlink:type="simple" xlink:show="embed" xlink:actuate="onLoad"/></draw:frame></text:p>
      <text:p text:style-name="P1"><draw:frame draw:style-name="fr1" draw:name="graphics151" text:anchor-type="paragraph" svg:width="6.25in" svg:height="6.25in" draw:z-index="150"><draw:image xlink:href="Pictures/100000000000025800000258F350D3BB.gif" xlink:type="simple" xlink:show="embed" xlink:actuate="onLoad"/></draw:frame></text:p>
      <text:p text:style-name="Standard"><draw:frame draw:style-name="fr2" draw:name="graphics152" text:anchor-type="paragraph" svg:width="2.0835in" svg:height="1.0417in" draw:z-index="151"><draw:image xlink:href="Pictures/10000000000000C8000000640682AA9E.gif" xlink:type="simple" xlink:show="embed" xlink:actuate="onLoad"/></draw:frame><draw:frame draw:style-name="fr1" draw:name="graphics153" text:anchor-type="paragraph" svg:width="2.0835in" svg:height="1.0417in" draw:z-index="152"><draw:image xlink:href="Pictures/10000000000000C80000006403811643.gif" xlink:type="simple" xlink:show="embed" xlink:actuate="onLoad"/></draw:frame><draw:frame draw:style-name="fr3" draw:name="graphics154" text:anchor-type="paragraph" svg:width="2.0835in" svg:height="1.0417in" draw:z-index="153"><draw:image xlink:href="Pictures/10000000000000C8000000643B00E96A.gif" xlink:type="simple" xlink:show="embed" xlink:actuate="onLoad"/></draw:frame></text:p>
      <text:p text:style-name="Standard"><draw:frame draw:style-name="fr2" draw:name="graphics155" text:anchor-type="paragraph" svg:width="2.0835in" svg:height="1.0417in" draw:z-index="154"><draw:image xlink:href="Pictures/10000000000000C800000064EC0525C8.gif" xlink:type="simple" xlink:show="embed" xlink:actuate="onLoad"/></draw:frame><draw:frame draw:style-name="fr1" draw:name="graphics156" text:anchor-type="paragraph" svg:width="2.0835in" svg:height="1.0417in" draw:z-index="155"><draw:image xlink:href="Pictures/10000000000000C800000064EC7871F4.gif" xlink:type="simple" xlink:show="embed" xlink:actuate="onLoad"/></draw:frame><draw:frame draw:style-name="fr3" draw:name="graphics157" text:anchor-type="paragraph" svg:width="2.0835in" svg:height="1.0417in" draw:z-index="156"><draw:image xlink:href="Pictures/10000000000000C800000064174664B0.gif" xlink:type="simple" xlink:show="embed" xlink:actuate="onLoad"/></draw:frame></text:p>
      <text:p text:style-name="Standard"><draw:frame draw:style-name="fr3" draw:name="graphics160" text:anchor-type="paragraph" svg:width="2.0835in" svg:height="1.0417in" draw:z-index="159"><draw:image xlink:href="Pictures/10000000000000C80000006479EBF94E.gif" xlink:type="simple" xlink:show="embed" xlink:actuate="onLoad"/></draw:frame><draw:frame draw:style-name="fr1" draw:name="graphics159" text:anchor-type="paragraph" svg:width="2.0835in" svg:height="1.0417in" draw:z-index="158"><draw:image xlink:href="Pictures/10000000000000C800000064906B3FC8.gif" xlink:type="simple" xlink:show="embed" xlink:actuate="onLoad"/></draw:frame><draw:frame draw:style-name="fr2" draw:name="graphics158" text:anchor-type="paragraph" svg:width="2.0835in" svg:height="1.0417in" draw:z-index="157"><draw:image xlink:href="Pictures/10000000000000C800000064271425FC.gif" xlink:type="simple" xlink:show="embed" xlink:actuate="onLoad"/></draw:frame></text:p>
      <text:p text:style-name="P1"><draw:frame draw:style-name="fr1" draw:name="graphics161" text:anchor-type="paragraph" svg:width="6.25in" svg:height="6.25in" draw:z-index="160"><draw:image xlink:href="Pictures/1000000000000258000002581718BA2B.gif" xlink:type="simple" xlink:show="embed" xlink:actuate="onLoad"/></draw:frame></text:p>
      <text:p text:style-name="Standard"><draw:frame draw:style-name="fr2" draw:name="graphics162" text:anchor-type="paragraph" svg:width="2.0835in" svg:height="1.0417in" draw:z-index="161"><draw:image xlink:href="Pictures/10000000000000C800000064EE98D1F3.gif" xlink:type="simple" xlink:show="embed" xlink:actuate="onLoad"/></draw:frame><draw:frame draw:style-name="fr1" draw:name="graphics163" text:anchor-type="paragraph" svg:width="2.0835in" svg:height="1.0417in" draw:z-index="162"><draw:image xlink:href="Pictures/10000000000000C800000064541F2AB2.gif" xlink:type="simple" xlink:show="embed" xlink:actuate="onLoad"/></draw:frame><draw:frame draw:style-name="fr3" draw:name="graphics164" text:anchor-type="paragraph" svg:width="2.0835in" svg:height="1.0417in" draw:z-index="163"><draw:image xlink:href="Pictures/10000000000000C8000000643ADE7362.gif" xlink:type="simple" xlink:show="embed" xlink:actuate="onLoad"/></draw:frame></text:p>
      <text:p text:style-name="Standard"><draw:frame draw:style-name="fr2" draw:name="graphics165" text:anchor-type="paragraph" svg:width="2.0835in" svg:height="1.0417in" draw:z-index="164"><draw:image xlink:href="Pictures/10000000000000C80000006492EE6148.gif" xlink:type="simple" xlink:show="embed" xlink:actuate="onLoad"/></draw:frame><draw:frame draw:style-name="fr1" draw:name="graphics166" text:anchor-type="paragraph" svg:width="2.0835in" svg:height="1.0417in" draw:z-index="165"><draw:image xlink:href="Pictures/10000000000000C800000064E5F88F61.gif" xlink:type="simple" xlink:show="embed" xlink:actuate="onLoad"/></draw:frame><draw:frame draw:style-name="fr3" draw:name="graphics167" text:anchor-type="paragraph" svg:width="2.0835in" svg:height="1.0417in" draw:z-index="166"><draw:image xlink:href="Pictures/10000000000000C8000000640447999A.gif" xlink:type="simple" xlink:show="embed" xlink:actuate="onLoad"/></draw:frame></text:p>
      <text:p text:style-name="Standard"><draw:frame draw:style-name="fr3" draw:name="graphics170" text:anchor-type="paragraph" svg:width="2.0835in" svg:height="1.0417in" draw:z-index="169"><draw:image xlink:href="Pictures/10000000000000C800000064A842D41E.gif" xlink:type="simple" xlink:show="embed" xlink:actuate="onLoad"/></draw:frame><draw:frame draw:style-name="fr1" draw:name="graphics169" text:anchor-type="paragraph" svg:width="2.0835in" svg:height="1.0417in" draw:z-index="168"><draw:image xlink:href="Pictures/10000000000000C800000064220CCF56.gif" xlink:type="simple" xlink:show="embed" xlink:actuate="onLoad"/></draw:frame><draw:frame draw:style-name="fr2" draw:name="graphics168" text:anchor-type="paragraph" svg:width="2.0835in" svg:height="1.0417in" draw:z-index="167"><draw:image xlink:href="Pictures/10000000000000C8000000649E4ACA38.gif" xlink:type="simple" xlink:show="embed" xlink:actuate="onLoad"/></draw:frame></text:p>
      <text:p text:style-name="P1"><draw:frame draw:style-name="fr1" draw:name="graphics171" text:anchor-type="paragraph" svg:width="6.25in" svg:height="6.25in" draw:z-index="170"><draw:image xlink:href="Pictures/100000000000025800000258D78E45BC.gif" xlink:type="simple" xlink:show="embed" xlink:actuate="onLoad"/></draw:frame></text:p>
      <text:p text:style-name="Standard"><draw:frame draw:style-name="fr2" draw:name="graphics172" text:anchor-type="paragraph" svg:width="2.0835in" svg:height="1.0417in" draw:z-index="171"><draw:image xlink:href="Pictures/10000000000000C8000000643E76CABD.gif" xlink:type="simple" xlink:show="embed" xlink:actuate="onLoad"/></draw:frame><draw:frame draw:style-name="fr1" draw:name="graphics173" text:anchor-type="paragraph" svg:width="2.0835in" svg:height="1.0417in" draw:z-index="172"><draw:image xlink:href="Pictures/10000000000000C800000064460B4631.gif" xlink:type="simple" xlink:show="embed" xlink:actuate="onLoad"/></draw:frame><draw:frame draw:style-name="fr3" draw:name="graphics174" text:anchor-type="paragraph" svg:width="2.0835in" svg:height="1.0417in" draw:z-index="173"><draw:image xlink:href="Pictures/10000000000000C800000064C3AB7867.gif" xlink:type="simple" xlink:show="embed" xlink:actuate="onLoad"/></draw:frame></text:p>
      <text:p text:style-name="Standard"><draw:frame draw:style-name="fr2" draw:name="graphics175" text:anchor-type="paragraph" svg:width="2.0835in" svg:height="1.0417in" draw:z-index="174"><draw:image xlink:href="Pictures/10000000000000C80000006438AD4ADB.gif" xlink:type="simple" xlink:show="embed" xlink:actuate="onLoad"/></draw:frame><draw:frame draw:style-name="fr1" draw:name="graphics176" text:anchor-type="paragraph" svg:width="2.0835in" svg:height="1.0417in" draw:z-index="175"><draw:image xlink:href="Pictures/10000000000000C80000006474FA89C3.gif" xlink:type="simple" xlink:show="embed" xlink:actuate="onLoad"/></draw:frame><draw:frame draw:style-name="fr3" draw:name="graphics177" text:anchor-type="paragraph" svg:width="2.0835in" svg:height="1.0417in" draw:z-index="176"><draw:image xlink:href="Pictures/10000000000000C80000006468CD2F1D.gif" xlink:type="simple" xlink:show="embed" xlink:actuate="onLoad"/></draw:frame></text:p>
      <text:p text:style-name="Standard"><draw:frame draw:style-name="fr3" draw:name="graphics180" text:anchor-type="paragraph" svg:width="2.0835in" svg:height="1.0417in" draw:z-index="179"><draw:image xlink:href="Pictures/10000000000000C800000064939F0F61.gif" xlink:type="simple" xlink:show="embed" xlink:actuate="onLoad"/></draw:frame><draw:frame draw:style-name="fr1" draw:name="graphics179" text:anchor-type="paragraph" svg:width="2.0835in" svg:height="1.0417in" draw:z-index="178"><draw:image xlink:href="Pictures/10000000000000C8000000646D039208.gif" xlink:type="simple" xlink:show="embed" xlink:actuate="onLoad"/></draw:frame><draw:frame draw:style-name="fr2" draw:name="graphics178" text:anchor-type="paragraph" svg:width="2.0835in" svg:height="1.0417in" draw:z-index="177"><draw:image xlink:href="Pictures/10000000000000C800000064673FC13D.gif" xlink:type="simple" xlink:show="embed" xlink:actuate="onLoad"/></draw:frame></text:p>
      <text:p text:style-name="P1"><draw:frame draw:style-name="fr1" draw:name="graphics181" text:anchor-type="paragraph" svg:width="6.25in" svg:height="6.25in" draw:z-index="180"><draw:image xlink:href="Pictures/100000000000025800000258F83E20A0.gif" xlink:type="simple" xlink:show="embed" xlink:actuate="onLoad"/></draw:frame></text:p>
      <text:p text:style-name="Standard"><draw:frame draw:style-name="fr2" draw:name="graphics182" text:anchor-type="paragraph" svg:width="2.0835in" svg:height="1.0417in" draw:z-index="181"><draw:image xlink:href="Pictures/10000000000000C800000064344817D4.gif" xlink:type="simple" xlink:show="embed" xlink:actuate="onLoad"/></draw:frame><draw:frame draw:style-name="fr1" draw:name="graphics183" text:anchor-type="paragraph" svg:width="2.0835in" svg:height="1.0417in" draw:z-index="182"><draw:image xlink:href="Pictures/10000000000000C8000000644B295AAB.gif" xlink:type="simple" xlink:show="embed" xlink:actuate="onLoad"/></draw:frame><draw:frame draw:style-name="fr3" draw:name="graphics184" text:anchor-type="paragraph" svg:width="2.0835in" svg:height="1.0417in" draw:z-index="183"><draw:image xlink:href="Pictures/10000000000000C8000000642AB97DAC.gif" xlink:type="simple" xlink:show="embed" xlink:actuate="onLoad"/></draw:frame></text:p>
      <text:p text:style-name="Standard"><draw:frame draw:style-name="fr2" draw:name="graphics185" text:anchor-type="paragraph" svg:width="2.0835in" svg:height="1.0417in" draw:z-index="184"><draw:image xlink:href="Pictures/10000000000000C800000064BB5AE216.gif" xlink:type="simple" xlink:show="embed" xlink:actuate="onLoad"/></draw:frame><draw:frame draw:style-name="fr1" draw:name="graphics186" text:anchor-type="paragraph" svg:width="2.0835in" svg:height="1.0417in" draw:z-index="185"><draw:image xlink:href="Pictures/10000000000000C800000064E4A4BB97.gif" xlink:type="simple" xlink:show="embed" xlink:actuate="onLoad"/></draw:frame><draw:frame draw:style-name="fr3" draw:name="graphics187" text:anchor-type="paragraph" svg:width="2.0835in" svg:height="1.0417in" draw:z-index="186"><draw:image xlink:href="Pictures/10000000000000C80000006432036AEC.gif" xlink:type="simple" xlink:show="embed" xlink:actuate="onLoad"/></draw:frame></text:p>
      <text:p text:style-name="Standard"><draw:frame draw:style-name="fr3" draw:name="graphics190" text:anchor-type="paragraph" svg:width="2.0835in" svg:height="1.0417in" draw:z-index="189"><draw:image xlink:href="Pictures/10000000000000C800000064AAFABDF2.gif" xlink:type="simple" xlink:show="embed" xlink:actuate="onLoad"/></draw:frame><draw:frame draw:style-name="fr1" draw:name="graphics189" text:anchor-type="paragraph" svg:width="2.0835in" svg:height="1.0417in" draw:z-index="188"><draw:image xlink:href="Pictures/10000000000000C800000064E261F49F.gif" xlink:type="simple" xlink:show="embed" xlink:actuate="onLoad"/></draw:frame><draw:frame draw:style-name="fr2" draw:name="graphics188" text:anchor-type="paragraph" svg:width="2.0835in" svg:height="1.0417in" draw:z-index="187"><draw:image xlink:href="Pictures/10000000000000C8000000649CF2A3D4.gif" xlink:type="simple" xlink:show="embed" xlink:actuate="onLoad"/></draw:frame></text:p>
      <text:p text:style-name="P1"><draw:frame draw:style-name="fr1" draw:name="graphics191" text:anchor-type="paragraph" svg:width="6.25in" svg:height="6.25in" draw:z-index="190"><draw:image xlink:href="Pictures/100000000000025800000258E980B7C5.gif" xlink:type="simple" xlink:show="embed" xlink:actuate="onLoad"/></draw:frame></text:p>
      <text:p text:style-name="Standard"><draw:frame draw:style-name="fr2" draw:name="graphics192" text:anchor-type="paragraph" svg:width="2.0835in" svg:height="1.0417in" draw:z-index="191"><draw:image xlink:href="Pictures/10000000000000C80000006482AACC0B.gif" xlink:type="simple" xlink:show="embed" xlink:actuate="onLoad"/></draw:frame><draw:frame draw:style-name="fr1" draw:name="graphics193" text:anchor-type="paragraph" svg:width="2.0835in" svg:height="1.0417in" draw:z-index="192"><draw:image xlink:href="Pictures/10000000000000C8000000640CD4703A.gif" xlink:type="simple" xlink:show="embed" xlink:actuate="onLoad"/></draw:frame><draw:frame draw:style-name="fr3" draw:name="graphics194" text:anchor-type="paragraph" svg:width="2.0835in" svg:height="1.0417in" draw:z-index="193"><draw:image xlink:href="Pictures/10000000000000C8000000641ECF87CA.gif" xlink:type="simple" xlink:show="embed" xlink:actuate="onLoad"/></draw:frame></text:p>
      <text:p text:style-name="Standard"><draw:frame draw:style-name="fr2" draw:name="graphics195" text:anchor-type="paragraph" svg:width="2.0835in" svg:height="1.0417in" draw:z-index="194"><draw:image xlink:href="Pictures/10000000000000C80000006426B84740.gif" xlink:type="simple" xlink:show="embed" xlink:actuate="onLoad"/></draw:frame><draw:frame draw:style-name="fr1" draw:name="graphics196" text:anchor-type="paragraph" svg:width="2.0835in" svg:height="1.0417in" draw:z-index="195"><draw:image xlink:href="Pictures/10000000000000C800000064F7F07535.gif" xlink:type="simple" xlink:show="embed" xlink:actuate="onLoad"/></draw:frame><draw:frame draw:style-name="fr3" draw:name="graphics197" text:anchor-type="paragraph" svg:width="2.0835in" svg:height="1.0417in" draw:z-index="196"><draw:image xlink:href="Pictures/10000000000000C800000064B5A9D0B0.gif" xlink:type="simple" xlink:show="embed" xlink:actuate="onLoad"/></draw:frame></text:p>
      <text:p text:style-name="Standard"><draw:frame draw:style-name="fr3" draw:name="graphics200" text:anchor-type="paragraph" svg:width="2.0835in" svg:height="1.0417in" draw:z-index="199"><draw:image xlink:href="Pictures/10000000000000C800000064552CAC3C.gif" xlink:type="simple" xlink:show="embed" xlink:actuate="onLoad"/></draw:frame><draw:frame draw:style-name="fr1" draw:name="graphics199" text:anchor-type="paragraph" svg:width="2.0835in" svg:height="1.0417in" draw:z-index="198"><draw:image xlink:href="Pictures/10000000000000C80000006421857AF7.gif" xlink:type="simple" xlink:show="embed" xlink:actuate="onLoad"/></draw:frame><draw:frame draw:style-name="fr2" draw:name="graphics198" text:anchor-type="paragraph" svg:width="2.0835in" svg:height="1.0417in" draw:z-index="197"><draw:image xlink:href="Pictures/10000000000000C80000006410042C7E.gif" xlink:type="simple" xlink:show="embed" xlink:actuate="onLoad"/></draw:frame></text:p>
      <text:p text:style-name="P1"><draw:frame draw:style-name="fr1" draw:name="graphics201" text:anchor-type="paragraph" svg:width="6.25in" svg:height="6.25in" draw:z-index="200"><draw:image xlink:href="Pictures/100000000000025800000258835BDA1F.gif" xlink:type="simple" xlink:show="embed" xlink:actuate="onLoad"/></draw:frame></text:p>
      <text:p text:style-name="Standard"><draw:frame draw:style-name="fr2" draw:name="graphics202" text:anchor-type="paragraph" svg:width="2.0835in" svg:height="1.0417in" draw:z-index="201"><draw:image xlink:href="Pictures/10000000000000C8000000646734EE23.gif" xlink:type="simple" xlink:show="embed" xlink:actuate="onLoad"/></draw:frame><draw:frame draw:style-name="fr1" draw:name="graphics203" text:anchor-type="paragraph" svg:width="2.0835in" svg:height="1.0417in" draw:z-index="202"><draw:image xlink:href="Pictures/10000000000000C8000000642C84C002.gif" xlink:type="simple" xlink:show="embed" xlink:actuate="onLoad"/></draw:frame><draw:frame draw:style-name="fr3" draw:name="graphics204" text:anchor-type="paragraph" svg:width="2.0835in" svg:height="1.0417in" draw:z-index="203"><draw:image xlink:href="Pictures/10000000000000C800000064424599D2.gif" xlink:type="simple" xlink:show="embed" xlink:actuate="onLoad"/></draw:frame></text:p>
      <text:p text:style-name="Standard"><draw:frame draw:style-name="fr2" draw:name="graphics205" text:anchor-type="paragraph" svg:width="2.0835in" svg:height="1.0417in" draw:z-index="204"><draw:image xlink:href="Pictures/10000000000000C800000064D36B2779.gif" xlink:type="simple" xlink:show="embed" xlink:actuate="onLoad"/></draw:frame><draw:frame draw:style-name="fr1" draw:name="graphics206" text:anchor-type="paragraph" svg:width="2.0835in" svg:height="1.0417in" draw:z-index="205"><draw:image xlink:href="Pictures/10000000000000C800000064D9B57A39.gif" xlink:type="simple" xlink:show="embed" xlink:actuate="onLoad"/></draw:frame><draw:frame draw:style-name="fr3" draw:name="graphics207" text:anchor-type="paragraph" svg:width="2.0835in" svg:height="1.0417in" draw:z-index="206"><draw:image xlink:href="Pictures/10000000000000C800000064E923CEA8.gif" xlink:type="simple" xlink:show="embed" xlink:actuate="onLoad"/></draw:frame></text:p>
      <text:p text:style-name="Standard"><draw:frame draw:style-name="fr3" draw:name="graphics210" text:anchor-type="paragraph" svg:width="2.0835in" svg:height="1.0417in" draw:z-index="209"><draw:image xlink:href="Pictures/10000000000000C80000006484E1D1D3.gif" xlink:type="simple" xlink:show="embed" xlink:actuate="onLoad"/></draw:frame><draw:frame draw:style-name="fr1" draw:name="graphics209" text:anchor-type="paragraph" svg:width="2.0835in" svg:height="1.0417in" draw:z-index="208"><draw:image xlink:href="Pictures/10000000000000C80000006457344833.gif" xlink:type="simple" xlink:show="embed" xlink:actuate="onLoad"/></draw:frame><draw:frame draw:style-name="fr2" draw:name="graphics208" text:anchor-type="paragraph" svg:width="2.0835in" svg:height="1.0417in" draw:z-index="207"><draw:image xlink:href="Pictures/10000000000000C8000000647739D244.gif" xlink:type="simple" xlink:show="embed" xlink:actuate="onLoad"/></draw:frame></text:p>
      <text:p text:style-name="P1"><draw:frame draw:style-name="fr1" draw:name="graphics211" text:anchor-type="paragraph" svg:width="6.25in" svg:height="6.25in" draw:z-index="210"><draw:image xlink:href="Pictures/100000000000025800000258E131B6C9.gif" xlink:type="simple" xlink:show="embed" xlink:actuate="onLoad"/></draw:frame></text:p>
      <text:p text:style-name="Standard"><draw:frame draw:style-name="fr2" draw:name="graphics212" text:anchor-type="paragraph" svg:width="2.0835in" svg:height="1.0417in" draw:z-index="211"><draw:image xlink:href="Pictures/10000000000000C800000064A2404997.gif" xlink:type="simple" xlink:show="embed" xlink:actuate="onLoad"/></draw:frame><draw:frame draw:style-name="fr1" draw:name="graphics213" text:anchor-type="paragraph" svg:width="2.0835in" svg:height="1.0417in" draw:z-index="212"><draw:image xlink:href="Pictures/10000000000000C800000064D9785F51.gif" xlink:type="simple" xlink:show="embed" xlink:actuate="onLoad"/></draw:frame><draw:frame draw:style-name="fr3" draw:name="graphics214" text:anchor-type="paragraph" svg:width="2.0835in" svg:height="1.0417in" draw:z-index="213"><draw:image xlink:href="Pictures/10000000000000C800000064B7B90681.gif" xlink:type="simple" xlink:show="embed" xlink:actuate="onLoad"/></draw:frame></text:p>
      <text:p text:style-name="Standard"><draw:frame draw:style-name="fr2" draw:name="graphics215" text:anchor-type="paragraph" svg:width="2.0835in" svg:height="1.0417in" draw:z-index="214"><draw:image xlink:href="Pictures/10000000000000C8000000644787C9E4.gif" xlink:type="simple" xlink:show="embed" xlink:actuate="onLoad"/></draw:frame><draw:frame draw:style-name="fr1" draw:name="graphics216" text:anchor-type="paragraph" svg:width="2.0835in" svg:height="1.0417in" draw:z-index="215"><draw:image xlink:href="Pictures/10000000000000C8000000644EF3B6B0.gif" xlink:type="simple" xlink:show="embed" xlink:actuate="onLoad"/></draw:frame><draw:frame draw:style-name="fr3" draw:name="graphics217" text:anchor-type="paragraph" svg:width="2.0835in" svg:height="1.0417in" draw:z-index="216"><draw:image xlink:href="Pictures/10000000000000C8000000648920EC79.gif" xlink:type="simple" xlink:show="embed" xlink:actuate="onLoad"/></draw:frame></text:p>
      <text:p text:style-name="Standard"><draw:frame draw:style-name="fr3" draw:name="graphics220" text:anchor-type="paragraph" svg:width="2.0835in" svg:height="1.0417in" draw:z-index="219"><draw:image xlink:href="Pictures/10000000000000C8000000642525A1FD.gif" xlink:type="simple" xlink:show="embed" xlink:actuate="onLoad"/></draw:frame><draw:frame draw:style-name="fr1" draw:name="graphics219" text:anchor-type="paragraph" svg:width="2.0835in" svg:height="1.0417in" draw:z-index="218"><draw:image xlink:href="Pictures/10000000000000C800000064F237FD9C.gif" xlink:type="simple" xlink:show="embed" xlink:actuate="onLoad"/></draw:frame><draw:frame draw:style-name="fr2" draw:name="graphics218" text:anchor-type="paragraph" svg:width="2.0835in" svg:height="1.0417in" draw:z-index="217"><draw:image xlink:href="Pictures/10000000000000C80000006482C54D17.gif" xlink:type="simple" xlink:show="embed" xlink:actuate="onLoad"/></draw:frame></text:p>
      <text:p text:style-name="P1"><draw:frame draw:style-name="fr1" draw:name="graphics221" text:anchor-type="paragraph" svg:width="6.25in" svg:height="6.25in" draw:z-index="220"><draw:image xlink:href="Pictures/1000000000000258000002582A2645EE.gif" xlink:type="simple" xlink:show="embed" xlink:actuate="onLoad"/></draw:frame></text:p>
      <text:p text:style-name="Standard"><draw:frame draw:style-name="fr2" draw:name="graphics222" text:anchor-type="paragraph" svg:width="2.0835in" svg:height="1.0417in" draw:z-index="221"><draw:image xlink:href="Pictures/10000000000000C8000000642251196D.gif" xlink:type="simple" xlink:show="embed" xlink:actuate="onLoad"/></draw:frame><draw:frame draw:style-name="fr1" draw:name="graphics223" text:anchor-type="paragraph" svg:width="2.0835in" svg:height="1.0417in" draw:z-index="222"><draw:image xlink:href="Pictures/10000000000000C800000064A8599251.gif" xlink:type="simple" xlink:show="embed" xlink:actuate="onLoad"/></draw:frame><draw:frame draw:style-name="fr3" draw:name="graphics224" text:anchor-type="paragraph" svg:width="2.0835in" svg:height="1.0417in" draw:z-index="223"><draw:image xlink:href="Pictures/10000000000000C8000000647E9934E8.gif" xlink:type="simple" xlink:show="embed" xlink:actuate="onLoad"/></draw:frame></text:p>
      <text:p text:style-name="Standard"><draw:frame draw:style-name="fr2" draw:name="graphics225" text:anchor-type="paragraph" svg:width="2.0835in" svg:height="1.0417in" draw:z-index="224"><draw:image xlink:href="Pictures/10000000000000C800000064F8B96C7D.gif" xlink:type="simple" xlink:show="embed" xlink:actuate="onLoad"/></draw:frame><draw:frame draw:style-name="fr1" draw:name="graphics226" text:anchor-type="paragraph" svg:width="2.0835in" svg:height="1.0417in" draw:z-index="225"><draw:image xlink:href="Pictures/10000000000000C800000064C7DB2CA4.gif" xlink:type="simple" xlink:show="embed" xlink:actuate="onLoad"/></draw:frame><draw:frame draw:style-name="fr3" draw:name="graphics227" text:anchor-type="paragraph" svg:width="2.0835in" svg:height="1.0417in" draw:z-index="226"><draw:image xlink:href="Pictures/10000000000000C8000000644000DE10.gif" xlink:type="simple" xlink:show="embed" xlink:actuate="onLoad"/></draw:frame></text:p>
      <text:p text:style-name="Standard"><draw:frame draw:style-name="fr3" draw:name="graphics230" text:anchor-type="paragraph" svg:width="2.0835in" svg:height="1.0417in" draw:z-index="229"><draw:image xlink:href="Pictures/10000000000000C800000064B83D7CE9.gif" xlink:type="simple" xlink:show="embed" xlink:actuate="onLoad"/></draw:frame><draw:frame draw:style-name="fr1" draw:name="graphics229" text:anchor-type="paragraph" svg:width="2.0835in" svg:height="1.0417in" draw:z-index="228"><draw:image xlink:href="Pictures/10000000000000C800000064ACB88B05.gif" xlink:type="simple" xlink:show="embed" xlink:actuate="onLoad"/></draw:frame><draw:frame draw:style-name="fr2" draw:name="graphics228" text:anchor-type="paragraph" svg:width="2.0835in" svg:height="1.0417in" draw:z-index="227"><draw:image xlink:href="Pictures/10000000000000C8000000644BE57F7E.gif" xlink:type="simple" xlink:show="embed" xlink:actuate="onLoad"/></draw:frame></text:p>
      <text:p text:style-name="P1"><draw:frame draw:style-name="fr1" draw:name="graphics231" text:anchor-type="paragraph" svg:width="6.25in" svg:height="6.25in" draw:z-index="230"><draw:image xlink:href="Pictures/10000000000002580000025825C0A904.gif" xlink:type="simple" xlink:show="embed" xlink:actuate="onLoad"/></draw:frame></text:p>
      <text:p text:style-name="Standard"><draw:frame draw:style-name="fr2" draw:name="graphics232" text:anchor-type="paragraph" svg:width="2.0835in" svg:height="1.0417in" draw:z-index="231"><draw:image xlink:href="Pictures/10000000000000C800000064400294DB.gif" xlink:type="simple" xlink:show="embed" xlink:actuate="onLoad"/></draw:frame><draw:frame draw:style-name="fr1" draw:name="graphics233" text:anchor-type="paragraph" svg:width="2.0835in" svg:height="1.0417in" draw:z-index="232"><draw:image xlink:href="Pictures/10000000000000C8000000649F6BC823.gif" xlink:type="simple" xlink:show="embed" xlink:actuate="onLoad"/></draw:frame><draw:frame draw:style-name="fr3" draw:name="graphics234" text:anchor-type="paragraph" svg:width="2.0835in" svg:height="1.0417in" draw:z-index="233"><draw:image xlink:href="Pictures/10000000000000C800000064F654A94B.gif" xlink:type="simple" xlink:show="embed" xlink:actuate="onLoad"/></draw:frame></text:p>
      <text:p text:style-name="Standard"><draw:frame draw:style-name="fr2" draw:name="graphics235" text:anchor-type="paragraph" svg:width="2.0835in" svg:height="1.0417in" draw:z-index="234"><draw:image xlink:href="Pictures/10000000000000C8000000648E17E47A.gif" xlink:type="simple" xlink:show="embed" xlink:actuate="onLoad"/></draw:frame><draw:frame draw:style-name="fr1" draw:name="graphics236" text:anchor-type="paragraph" svg:width="2.0835in" svg:height="1.0417in" draw:z-index="235"><draw:image xlink:href="Pictures/10000000000000C800000064B3DB3C5E.gif" xlink:type="simple" xlink:show="embed" xlink:actuate="onLoad"/></draw:frame><draw:frame draw:style-name="fr3" draw:name="graphics237" text:anchor-type="paragraph" svg:width="2.0835in" svg:height="1.0417in" draw:z-index="236"><draw:image xlink:href="Pictures/10000000000000C8000000643DFF4266.gif" xlink:type="simple" xlink:show="embed" xlink:actuate="onLoad"/></draw:frame></text:p>
      <text:p text:style-name="Standard"><draw:frame draw:style-name="fr3" draw:name="graphics240" text:anchor-type="paragraph" svg:width="2.0835in" svg:height="1.0417in" draw:z-index="239"><draw:image xlink:href="Pictures/10000000000000C8000000641E821A2F.gif" xlink:type="simple" xlink:show="embed" xlink:actuate="onLoad"/></draw:frame><draw:frame draw:style-name="fr1" draw:name="graphics239" text:anchor-type="paragraph" svg:width="2.0835in" svg:height="1.0417in" draw:z-index="238"><draw:image xlink:href="Pictures/10000000000000C800000064DB8584AD.gif" xlink:type="simple" xlink:show="embed" xlink:actuate="onLoad"/></draw:frame><draw:frame draw:style-name="fr2" draw:name="graphics238" text:anchor-type="paragraph" svg:width="2.0835in" svg:height="1.0417in" draw:z-index="237"><draw:image xlink:href="Pictures/10000000000000C8000000648FAC7090.gif" xlink:type="simple" xlink:show="embed" xlink:actuate="onLoad"/></draw:frame></text:p>
      <text:p text:style-name="P1"><draw:frame draw:style-name="fr1" draw:name="graphics241" text:anchor-type="paragraph" svg:width="6.25in" svg:height="6.25in" draw:z-index="240"><draw:image xlink:href="Pictures/10000000000002580000025801C67B32.gif" xlink:type="simple" xlink:show="embed" xlink:actuate="onLoad"/></draw:frame></text:p>
      <text:p text:style-name="Standard"><draw:frame draw:style-name="fr2" draw:name="graphics242" text:anchor-type="paragraph" svg:width="2.0835in" svg:height="1.0417in" draw:z-index="241"><draw:image xlink:href="Pictures/10000000000000C8000000648131B719.gif" xlink:type="simple" xlink:show="embed" xlink:actuate="onLoad"/></draw:frame><draw:frame draw:style-name="fr1" draw:name="graphics243" text:anchor-type="paragraph" svg:width="2.0835in" svg:height="1.0417in" draw:z-index="242"><draw:image xlink:href="Pictures/10000000000000C800000064BB725B0B.gif" xlink:type="simple" xlink:show="embed" xlink:actuate="onLoad"/></draw:frame><draw:frame draw:style-name="fr3" draw:name="graphics244" text:anchor-type="paragraph" svg:width="2.0835in" svg:height="1.0417in" draw:z-index="243"><draw:image xlink:href="Pictures/10000000000000C800000064A969ACFB.gif" xlink:type="simple" xlink:show="embed" xlink:actuate="onLoad"/></draw:frame></text:p>
      <text:p text:style-name="Standard"><draw:frame draw:style-name="fr2" draw:name="graphics245" text:anchor-type="paragraph" svg:width="2.0835in" svg:height="1.0417in" draw:z-index="244"><draw:image xlink:href="Pictures/10000000000000C8000000642215CA76.gif" xlink:type="simple" xlink:show="embed" xlink:actuate="onLoad"/></draw:frame><draw:frame draw:style-name="fr1" draw:name="graphics246" text:anchor-type="paragraph" svg:width="2.0835in" svg:height="1.0417in" draw:z-index="245"><draw:image xlink:href="Pictures/10000000000000C800000064419BE38D.gif" xlink:type="simple" xlink:show="embed" xlink:actuate="onLoad"/></draw:frame><draw:frame draw:style-name="fr3" draw:name="graphics247" text:anchor-type="paragraph" svg:width="2.0835in" svg:height="1.0417in" draw:z-index="246"><draw:image xlink:href="Pictures/10000000000000C80000006497F04603.gif" xlink:type="simple" xlink:show="embed" xlink:actuate="onLoad"/></draw:frame></text:p>
      <text:p text:style-name="Standard"><draw:frame draw:style-name="fr3" draw:name="graphics250" text:anchor-type="paragraph" svg:width="2.0835in" svg:height="1.0417in" draw:z-index="249"><draw:image xlink:href="Pictures/10000000000000C8000000642172A3C8.gif" xlink:type="simple" xlink:show="embed" xlink:actuate="onLoad"/></draw:frame><draw:frame draw:style-name="fr1" draw:name="graphics249" text:anchor-type="paragraph" svg:width="2.0835in" svg:height="1.0417in" draw:z-index="248"><draw:image xlink:href="Pictures/10000000000000C8000000641091BDFB.gif" xlink:type="simple" xlink:show="embed" xlink:actuate="onLoad"/></draw:frame><draw:frame draw:style-name="fr2" draw:name="graphics248" text:anchor-type="paragraph" svg:width="2.0835in" svg:height="1.0417in" draw:z-index="247"><draw:image xlink:href="Pictures/10000000000000C8000000649C15E76D.gif" xlink:type="simple" xlink:show="embed" xlink:actuate="onLoad"/></draw:frame></text:p>
      <text:p text:style-name="P1"><draw:frame draw:style-name="fr1" draw:name="graphics251" text:anchor-type="paragraph" svg:width="6.25in" svg:height="6.25in" draw:z-index="250"><draw:image xlink:href="Pictures/1000000000000258000002587F6248DB.gif" xlink:type="simple" xlink:show="embed" xlink:actuate="onLoad"/></draw:frame></text:p>
      <text:p text:style-name="Standard"><draw:frame draw:style-name="fr2" draw:name="graphics252" text:anchor-type="paragraph" svg:width="2.0835in" svg:height="1.0417in" draw:z-index="251"><draw:image xlink:href="Pictures/10000000000000C8000000641D848EE9.gif" xlink:type="simple" xlink:show="embed" xlink:actuate="onLoad"/></draw:frame><draw:frame draw:style-name="fr1" draw:name="graphics253" text:anchor-type="paragraph" svg:width="2.0835in" svg:height="1.0417in" draw:z-index="252"><draw:image xlink:href="Pictures/10000000000000C800000064B7645FEC.gif" xlink:type="simple" xlink:show="embed" xlink:actuate="onLoad"/></draw:frame><draw:frame draw:style-name="fr3" draw:name="graphics254" text:anchor-type="paragraph" svg:width="2.0835in" svg:height="1.0417in" draw:z-index="253"><draw:image xlink:href="Pictures/10000000000000C8000000646BD5B994.gif" xlink:type="simple" xlink:show="embed" xlink:actuate="onLoad"/></draw:frame></text:p>
      <text:p text:style-name="Standard"><draw:frame draw:style-name="fr2" draw:name="graphics255" text:anchor-type="paragraph" svg:width="2.0835in" svg:height="1.0417in" draw:z-index="254"><draw:image xlink:href="Pictures/10000000000000C8000000645CBB8627.gif" xlink:type="simple" xlink:show="embed" xlink:actuate="onLoad"/></draw:frame><draw:frame draw:style-name="fr1" draw:name="graphics256" text:anchor-type="paragraph" svg:width="2.0835in" svg:height="1.0417in" draw:z-index="255"><draw:image xlink:href="Pictures/10000000000000C800000064CD7D6A1A.gif" xlink:type="simple" xlink:show="embed" xlink:actuate="onLoad"/></draw:frame><draw:frame draw:style-name="fr3" draw:name="graphics257" text:anchor-type="paragraph" svg:width="2.0835in" svg:height="1.0417in" draw:z-index="256"><draw:image xlink:href="Pictures/10000000000000C800000064554C536C.gif" xlink:type="simple" xlink:show="embed" xlink:actuate="onLoad"/></draw:frame></text:p>
      <text:p text:style-name="Standard"><draw:frame draw:style-name="fr3" draw:name="graphics260" text:anchor-type="paragraph" svg:width="2.0835in" svg:height="1.0417in" draw:z-index="259"><draw:image xlink:href="Pictures/10000000000000C8000000643BE1CE92.gif" xlink:type="simple" xlink:show="embed" xlink:actuate="onLoad"/></draw:frame><draw:frame draw:style-name="fr1" draw:name="graphics259" text:anchor-type="paragraph" svg:width="2.0835in" svg:height="1.0417in" draw:z-index="258"><draw:image xlink:href="Pictures/10000000000000C80000006498A538EC.gif" xlink:type="simple" xlink:show="embed" xlink:actuate="onLoad"/></draw:frame><draw:frame draw:style-name="fr2" draw:name="graphics258" text:anchor-type="paragraph" svg:width="2.0835in" svg:height="1.0417in" draw:z-index="257"><draw:image xlink:href="Pictures/10000000000000C8000000645EA9F202.gif" xlink:type="simple" xlink:show="embed" xlink:actuate="onLoad"/></draw:frame></text:p>
      <text:p text:style-name="P1"><draw:frame draw:style-name="fr1" draw:name="graphics261" text:anchor-type="paragraph" svg:width="6.25in" svg:height="6.25in" draw:z-index="260"><draw:image xlink:href="Pictures/1000000000000258000002582584AD73.gif" xlink:type="simple" xlink:show="embed" xlink:actuate="onLoad"/></draw:frame></text:p>
      <text:p text:style-name="Standard"><draw:frame draw:style-name="fr2" draw:name="graphics262" text:anchor-type="paragraph" svg:width="2.0835in" svg:height="1.0417in" draw:z-index="261"><draw:image xlink:href="Pictures/10000000000000C80000006401B8A68B.gif" xlink:type="simple" xlink:show="embed" xlink:actuate="onLoad"/></draw:frame><draw:frame draw:style-name="fr1" draw:name="graphics263" text:anchor-type="paragraph" svg:width="2.0835in" svg:height="1.0417in" draw:z-index="262"><draw:image xlink:href="Pictures/10000000000000C8000000640EFF079A.gif" xlink:type="simple" xlink:show="embed" xlink:actuate="onLoad"/></draw:frame><draw:frame draw:style-name="fr3" draw:name="graphics264" text:anchor-type="paragraph" svg:width="2.0835in" svg:height="1.0417in" draw:z-index="263"><draw:image xlink:href="Pictures/10000000000000C800000064603E5E4A.gif" xlink:type="simple" xlink:show="embed" xlink:actuate="onLoad"/></draw:frame></text:p>
      <text:p text:style-name="Standard"><draw:frame draw:style-name="fr2" draw:name="graphics265" text:anchor-type="paragraph" svg:width="2.0835in" svg:height="1.0417in" draw:z-index="264"><draw:image xlink:href="Pictures/10000000000000C80000006478FFFE81.gif" xlink:type="simple" xlink:show="embed" xlink:actuate="onLoad"/></draw:frame><draw:frame draw:style-name="fr1" draw:name="graphics266" text:anchor-type="paragraph" svg:width="2.0835in" svg:height="1.0417in" draw:z-index="265"><draw:image xlink:href="Pictures/10000000000000C800000064C88899F5.gif" xlink:type="simple" xlink:show="embed" xlink:actuate="onLoad"/></draw:frame><draw:frame draw:style-name="fr3" draw:name="graphics267" text:anchor-type="paragraph" svg:width="2.0835in" svg:height="1.0417in" draw:z-index="266"><draw:image xlink:href="Pictures/10000000000000C8000000645EA7B4B2.gif" xlink:type="simple" xlink:show="embed" xlink:actuate="onLoad"/></draw:frame></text:p>
      <text:p text:style-name="Standard"><draw:frame draw:style-name="fr2" draw:name="graphics268" text:anchor-type="paragraph" svg:width="2.0835in" svg:height="1.0417in" draw:z-index="267"><draw:image xlink:href="Pictures/10000000000000C800000064554215DC.gif" xlink:type="simple" xlink:show="embed" xlink:actuate="onLoad"/></draw:frame><draw:frame draw:style-name="fr1" draw:name="graphics269" text:anchor-type="paragraph" svg:width="2.0835in" svg:height="1.0417in" draw:z-index="268"><draw:image xlink:href="Pictures/10000000000000C800000064AC90150D.gif" xlink:type="simple" xlink:show="embed" xlink:actuate="onLoad"/></draw:frame><draw:frame draw:style-name="fr3" draw:name="graphics270" text:anchor-type="paragraph" svg:width="2.0835in" svg:height="1.0417in" draw:z-index="269"><draw:image xlink:href="Pictures/10000000000000C800000064E8255179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6M44S</meta:editing-duration>
    <meta:editing-cycles>4</meta:editing-cycles>
    <meta:generator>OpenOffice/4.1.5$Win32 OpenOffice.org_project/415m1$Build-9789</meta:generator>
    <dc:date>2018-10-17T08:46:23.86</dc:date>
    <dc:creator>Mark Ferguson</dc:creator>
    <meta:document-statistic meta:table-count="0" meta:image-count="270" meta:object-count="0" meta:page-count="27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